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2.3134in"/>
    </style:style>
    <style:style style:name="co3" style:family="table-column">
      <style:table-column-properties fo:break-before="auto" style:column-width="6.1835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4.7902in"/>
    </style:style>
    <style:style style:name="co8" style:family="table-column">
      <style:table-column-properties fo:break-before="auto" style:column-width="0.6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45" table:default-cell-style-name="Default"/>
        <table:table-row table:style-name="ro1">
          <table:table-cell office:value-type="string">
            <text:p>gid</text:p>
          </table:table-cell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mplete</text:p>
          </table:table-cell>
          <table:table-cell office:value-type="string">
            <text:p>preTechs</text:p>
          </table:table-cell>
          <table:table-cell office:value-type="string">
            <text:p>preTechNum</text:p>
          </table:table-cell>
          <table:table-cell office:value-type="string">
            <text:p>requiredPoints</text:p>
          </table:table-cell>
          <table:table-cell office:value-type="string">
            <text:p>currentPoints</text:p>
          </table:table-cell>
          <table:table-cell office:value-type="string">
            <text:p>techAge</text:p>
          </table:table-cell>
          <table:table-cell office:value-type="string">
            <text:p>description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table:number-columns-repeated="24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uclear Age of Technology</text:p>
          </table:table-cell>
          <table:table-cell table:formula="oooc:=[.$L$1]*1" office:value-type="float" office:value="160">
            <text:p>1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Age of Technology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tresses</text:p>
          </table:table-cell>
          <table:table-cell table:formula="oooc:=[.$L$1]*2" office:value-type="float" office:value="320">
            <text:p>3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ortresses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dustry</text:p>
          </table:table-cell>
          <table:table-cell table:formula="oooc:=[.$L$1]*2" office:value-type="float" office:value="320">
            <text:p>32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dustry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rship Design</text:p>
          </table:table-cell>
          <table:table-cell table:formula="oooc:=[.$L$1]*2" office:value-type="float" office:value="320">
            <text:p>32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rship Design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dar</text:p>
          </table:table-cell>
          <table:table-cell table:formula="oooc:=[.$L$1]*2" office:value-type="float" office:value="320">
            <text:p>3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dar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mulation Centers</text:p>
          </table:table-cell>
          <table:table-cell table:formula="oooc:=[.$L$1]*2" office:value-type="float" office:value="320">
            <text:p>3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ulation Centers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mple Starship Components</text:p>
          </table:table-cell>
          <table:table-cell table:formula="oooc:=[.$L$1]*2" office:value-type="float" office:value="320">
            <text:p>3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rship Components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search Centers</text:p>
          </table:table-cell>
          <table:table-cell table:formula="oooc:=[.$L$1]*2" office:value-type="float" office:value="320">
            <text:p>3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search Centers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struction</text:p>
          </table:table-cell>
          <table:table-cell table:formula="oooc:=[.$L$1]*2" office:value-type="float" office:value="320">
            <text:p>3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2]&amp;&quot;']&quot;" office:value-type="string" office:string-value="['0']">
            <text:p>['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nstruction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eet Academy</text:p>
          </table:table-cell>
          <table:table-cell table:formula="oooc:=[.$L$1]*3" office:value-type="float" office:value="480">
            <text:p>48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3]&amp;&quot;']&quot;" office:value-type="string" office:string-value="['1']">
            <text:p>['1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leet Academy</text:p>
          </table:table-cell>
          <table:table-cell table:number-columns-repeated="24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rine Academy</text:p>
          </table:table-cell>
          <table:table-cell table:formula="oooc:=[.$L$1]*3" office:value-type="float" office:value="480">
            <text:p>48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3]&amp;&quot;']&quot;" office:value-type="string" office:string-value="['1']">
            <text:p>['1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rine Academy</text:p>
          </table:table-cell>
          <table:table-cell table:number-columns-repeated="24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dit Centers</text:p>
          </table:table-cell>
          <table:table-cell table:formula="oooc:=[.$L$1]*3" office:value-type="float" office:value="480">
            <text:p>48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4]&amp;&quot;']&quot;" office:value-type="string" office:string-value="['2']">
            <text:p>['2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edit Centers</text:p>
          </table:table-cell>
          <table:table-cell table:number-columns-repeated="24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loy Factories</text:p>
          </table:table-cell>
          <table:table-cell table:formula="oooc:=[.$L$1]*3" office:value-type="float" office:value="480">
            <text:p>48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4]&amp;&quot;']&quot;" office:value-type="string" office:string-value="['2']">
            <text:p>['2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lloy Factories</text:p>
          </table:table-cell>
          <table:table-cell table:number-columns-repeated="24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rship Hulls</text:p>
          </table:table-cell>
          <table:table-cell table:formula="oooc:=[.$L$1]*3" office:value-type="float" office:value="480">
            <text:p>48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5]&amp;&quot;']&quot;" office:value-type="string" office:string-value="['3']">
            <text:p>['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rship Hulls</text:p>
          </table:table-cell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mming</text:p>
          </table:table-cell>
          <table:table-cell table:formula="oooc:=[.$L$1]*3" office:value-type="float" office:value="480">
            <text:p>48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6]&amp;&quot;']&quot;" office:value-type="string" office:string-value="['4']">
            <text:p>['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amming</text:p>
          </table:table-cell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uclear Starship Weapons</text:p>
          </table:table-cell>
          <table:table-cell table:formula="oooc:=[.$L$1]*3" office:value-type="float" office:value="480">
            <text:p>48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Starship Weapons</text:p>
          </table:table-cell>
          <table:table-cell table:number-columns-repeated="24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hipyards</text:p>
          </table:table-cell>
          <table:table-cell table:formula="oooc:=[.$L$1]*3" office:value-type="float" office:value="480">
            <text:p>48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10]&amp;&quot;']&quot;" office:value-type="string" office:string-value="['8']">
            <text:p>['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hipyards</text:p>
          </table:table-cell>
          <table:table-cell table:number-columns-repeated="24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litary Installations</text:p>
          </table:table-cell>
          <table:table-cell table:formula="oooc:=[.$L$1]*3" office:value-type="float" office:value="480">
            <text:p>48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10]&amp;&quot;']&quot;" office:value-type="string" office:string-value="['8']">
            <text:p>['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litary Installations</text:p>
          </table:table-cell>
          <table:table-cell table:number-columns-repeated="24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uclear Star Marines</text:p>
          </table:table-cell>
          <table:table-cell table:formula="oooc:=[.$L$1]*4" office:value-type="float" office:value="640">
            <text:p>64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2]&amp;&quot;']&quot;" office:value-type="string" office:string-value="['10']">
            <text:p>['1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Star Marines</text:p>
          </table:table-cell>
          <table:table-cell table:number-columns-repeated="24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rystal Mines</text:p>
          </table:table-cell>
          <table:table-cell table:formula="oooc:=[.$L$1]*4" office:value-type="float" office:value="640">
            <text:p>64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3]&amp;&quot;'+'&quot;&amp;[.A14]&amp;&quot;']&quot;" office:value-type="string" office:string-value="['11'+'12']">
            <text:p>['11'+'12']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rystal Mines</text:p>
          </table:table-cell>
          <table:table-cell table:number-columns-repeated="24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ight Military Hulls</text:p>
          </table:table-cell>
          <table:table-cell table:formula="oooc:=[.$L$1]*4" office:value-type="float" office:value="640">
            <text:p>64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5]&amp;&quot;']&quot;" office:value-type="string" office:string-value="['13']">
            <text:p>['1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ght Military Hulls</text:p>
          </table:table-cell>
          <table:table-cell table:number-columns-repeated="24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latforms</text:p>
          </table:table-cell>
          <table:table-cell table:formula="oooc:=[.$L$1]*4" office:value-type="float" office:value="640">
            <text:p>640</text:p>
          </table:table-cell>
          <table:table-cell table:formula="oooc:=[.$L$1]*6" office:value-type="float" office:value="960">
            <text:p>960</text:p>
          </table:table-cell>
          <table:table-cell office:value-type="float" office:value="0">
            <text:p>0</text:p>
          </table:table-cell>
          <table:table-cell table:formula="oooc:=&quot;['&quot;&amp;[.A15]&amp;&quot;']&quot;" office:value-type="string" office:string-value="['13']">
            <text:p>['1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latforms</text:p>
          </table:table-cell>
          <table:table-cell table:number-columns-repeated="24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roopShips</text:p>
          </table:table-cell>
          <table:table-cell table:formula="oooc:=[.$L$1]*4" office:value-type="float" office:value="640">
            <text:p>64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15]&amp;&quot;']&quot;" office:value-type="string" office:string-value="['13']">
            <text:p>['1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roopShips</text:p>
          </table:table-cell>
          <table:table-cell table:number-columns-repeated="24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uclear Drones</text:p>
          </table:table-cell>
          <table:table-cell table:formula="oooc:=[.$L$1]*4" office:value-type="float" office:value="640">
            <text:p>64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7]&amp;&quot;']&quot;" office:value-type="string" office:string-value="['15']">
            <text:p>['1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Drones</text:p>
          </table:table-cell>
          <table:table-cell table:number-columns-repeated="24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uclear Impact Weapons</text:p>
          </table:table-cell>
          <table:table-cell table:formula="oooc:=[.$L$1]*4" office:value-type="float" office:value="640">
            <text:p>64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7]&amp;&quot;']&quot;" office:value-type="string" office:string-value="['15']">
            <text:p>['1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Impact Weapons</text:p>
          </table:table-cell>
          <table:table-cell table:number-columns-repeated="24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uclear Energy Weapons</text:p>
          </table:table-cell>
          <table:table-cell table:formula="oooc:=[.$L$1]*4" office:value-type="float" office:value="640">
            <text:p>64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7]&amp;&quot;']&quot;" office:value-type="string" office:string-value="['15']">
            <text:p>['1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Energy Weapons</text:p>
          </table:table-cell>
          <table:table-cell table:number-columns-repeated="24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arp Gates</text:p>
          </table:table-cell>
          <table:table-cell table:formula="oooc:=[.$L$1]*4" office:value-type="float" office:value="640">
            <text:p>64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18]&amp;&quot;'+'&quot;&amp;[.A19]&amp;&quot;']&quot;" office:value-type="string" office:string-value="['16'+'17']">
            <text:p>['16'+'17']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rp Gates</text:p>
          </table:table-cell>
          <table:table-cell table:number-columns-repeated="24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ight Nuclear Infantry</text:p>
          </table:table-cell>
          <table:table-cell table:formula="oooc:=[.$L$1]*5" office:value-type="float" office:value="800">
            <text:p>80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20]&amp;&quot;']&quot;" office:value-type="string" office:string-value="['18']">
            <text:p>['1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ght Nuclear Infantry</text:p>
          </table:table-cell>
          <table:table-cell table:number-columns-repeated="24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ight Nuclear Mechanized</text:p>
          </table:table-cell>
          <table:table-cell table:formula="oooc:=[.$L$1]*5" office:value-type="float" office:value="800">
            <text:p>80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20]&amp;&quot;']&quot;" office:value-type="string" office:string-value="['18']">
            <text:p>['1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ght Nuclear Mechanized</text:p>
          </table:table-cell>
          <table:table-cell table:number-columns-repeated="24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ight Nuclear Artillery</text:p>
          </table:table-cell>
          <table:table-cell table:formula="oooc:=[.$L$1]*5" office:value-type="float" office:value="800">
            <text:p>80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20]&amp;&quot;']&quot;" office:value-type="string" office:string-value="['18']">
            <text:p>['1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ight Nuclear Artillery</text:p>
          </table:table-cell>
          <table:table-cell table:number-columns-repeated="24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ynthetic Systems</text:p>
          </table:table-cell>
          <table:table-cell table:formula="oooc:=[.$L$1]*5" office:value-type="float" office:value="800">
            <text:p>80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21]&amp;&quot;']&quot;" office:value-type="string" office:string-value="['19']">
            <text:p>['19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ynthetic Systems</text:p>
          </table:table-cell>
          <table:table-cell table:number-columns-repeated="24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terceptors</text:p>
          </table:table-cell>
          <table:table-cell table:formula="oooc:=[.$L$1]*5" office:value-type="float" office:value="800">
            <text:p>80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22]&amp;&quot;']&quot;" office:value-type="string" office:string-value="['20']">
            <text:p>['2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terceptors</text:p>
          </table:table-cell>
          <table:table-cell table:number-columns-repeated="24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uclear Interceptor Drones</text:p>
          </table:table-cell>
          <table:table-cell table:formula="oooc:=[.$L$1]*5" office:value-type="float" office:value="800">
            <text:p>80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25]&amp;&quot;']&quot;" office:value-type="string" office:string-value="['23']">
            <text:p>['2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Interceptor Drones</text:p>
          </table:table-cell>
          <table:table-cell table:number-columns-repeated="24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uclear Bomber Drones</text:p>
          </table:table-cell>
          <table:table-cell table:formula="oooc:=[.$L$1]*5" office:value-type="float" office:value="800">
            <text:p>80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25]&amp;&quot;']&quot;" office:value-type="string" office:string-value="['23']">
            <text:p>['2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Bomber Drones</text:p>
          </table:table-cell>
          <table:table-cell table:number-columns-repeated="24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raviton Gun</text:p>
          </table:table-cell>
          <table:table-cell table:formula="oooc:=[.$L$1]*5" office:value-type="float" office:value="800">
            <text:p>80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26]&amp;&quot;']&quot;" office:value-type="string" office:string-value="['24']">
            <text:p>['2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aviton Gun</text:p>
          </table:table-cell>
          <table:table-cell table:number-columns-repeated="24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uclear Missiles</text:p>
          </table:table-cell>
          <table:table-cell table:formula="oooc:=[.$L$1]*5" office:value-type="float" office:value="800">
            <text:p>80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26]&amp;&quot;']&quot;" office:value-type="string" office:string-value="['24']">
            <text:p>['2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Missiles</text:p>
          </table:table-cell>
          <table:table-cell table:number-columns-repeated="24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hasor Gun</text:p>
          </table:table-cell>
          <table:table-cell table:formula="oooc:=[.$L$1]*5" office:value-type="float" office:value="800">
            <text:p>80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27]&amp;&quot;']&quot;" office:value-type="string" office:string-value="['25']">
            <text:p>['2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hasor Gun</text:p>
          </table:table-cell>
          <table:table-cell table:number-columns-repeated="24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uclear Torpedoes</text:p>
          </table:table-cell>
          <table:table-cell table:formula="oooc:=[.$L$1]*5" office:value-type="float" office:value="800">
            <text:p>80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27]&amp;&quot;']&quot;" office:value-type="string" office:string-value="['25']">
            <text:p>['2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clear Torpedoes</text:p>
          </table:table-cell>
          <table:table-cell table:number-columns-repeated="24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mple Defensive Systems</text:p>
          </table:table-cell>
          <table:table-cell table:formula="oooc:=[.$L$1]*5" office:value-type="float" office:value="800">
            <text:p>80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Defensive Systems</text:p>
          </table:table-cell>
          <table:table-cell table:number-columns-repeated="24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imple Starship Engines</text:p>
          </table:table-cell>
          <table:table-cell table:formula="oooc:=[.$L$1]*6" office:value-type="float" office:value="960">
            <text:p>96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73]&amp;&quot;']&quot;" office:value-type="string" office:string-value="['71']">
            <text:p>['71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Starship Engines</text:p>
          </table:table-cell>
          <table:table-cell table:number-columns-repeated="24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 Rotation Thrusters</text:p>
          </table:table-cell>
          <table:table-cell table:formula="oooc:=[.$L$1]*5" office:value-type="float" office:value="800">
            <text:p>80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Rotation Thrusters</text:p>
          </table:table-cell>
          <table:table-cell table:number-columns-repeated="24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imple Power Plants</text:p>
          </table:table-cell>
          <table:table-cell table:formula="oooc:=[.$L$1]*6" office:value-type="float" office:value="960">
            <text:p>96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42]&amp;&quot;'+'&quot;&amp;[.A58]&amp;&quot;']&quot;" office:value-type="string" office:string-value="['40'+'56']">
            <text:p>['40'+'56']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Power Plants</text:p>
          </table:table-cell>
          <table:table-cell table:number-columns-repeated="24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mple Radar</text:p>
          </table:table-cell>
          <table:table-cell table:formula="oooc:=[.$L$1]*5" office:value-type="float" office:value="800">
            <text:p>80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Radar</text:p>
          </table:table-cell>
          <table:table-cell table:number-columns-repeated="24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edium Nuclear Infantry</text:p>
          </table:table-cell>
          <table:table-cell table:formula="oooc:=[.$L$1]*6" office:value-type="float" office:value="960">
            <text:p>96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29]&amp;&quot;']&quot;" office:value-type="string" office:string-value="['27']">
            <text:p>['27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Infantry</text:p>
          </table:table-cell>
          <table:table-cell table:number-columns-repeated="24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edium Nuclear Mechanized</text:p>
          </table:table-cell>
          <table:table-cell table:formula="oooc:=[.$L$1]*6" office:value-type="float" office:value="960">
            <text:p>96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30]&amp;&quot;']&quot;" office:value-type="string" office:string-value="['28']">
            <text:p>['2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Mechanized</text:p>
          </table:table-cell>
          <table:table-cell table:number-columns-repeated="24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edium Nuclear Artillery</text:p>
          </table:table-cell>
          <table:table-cell table:formula="oooc:=[.$L$1]*6" office:value-type="float" office:value="960">
            <text:p>96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31]&amp;&quot;']&quot;" office:value-type="string" office:string-value="['29']">
            <text:p>['29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Artillery</text:p>
          </table:table-cell>
          <table:table-cell table:number-columns-repeated="24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rvettes</text:p>
          </table:table-cell>
          <table:table-cell table:formula="oooc:=[.$L$1]*6" office:value-type="float" office:value="960">
            <text:p>96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33]&amp;&quot;']&quot;" office:value-type="string" office:string-value="['31']">
            <text:p>['31']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orvettes</text:p>
          </table:table-cell>
          <table:table-cell table:number-columns-repeated="24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edium Nuclear Interceptors</text:p>
          </table:table-cell>
          <table:table-cell table:formula="oooc:=[.$L$1]*6" office:value-type="float" office:value="960">
            <text:p>96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34]&amp;&quot;']&quot;" office:value-type="string" office:string-value="['32']">
            <text:p>['32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Interceptors</text:p>
          </table:table-cell>
          <table:table-cell table:number-columns-repeated="24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edium Nuclear Bombers</text:p>
          </table:table-cell>
          <table:table-cell table:formula="oooc:=[.$L$1]*6" office:value-type="float" office:value="960">
            <text:p>96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35]&amp;&quot;']&quot;" office:value-type="string" office:string-value="['33']">
            <text:p>['3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Bombers</text:p>
          </table:table-cell>
          <table:table-cell table:number-columns-repeated="24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edium Graviton Gun</text:p>
          </table:table-cell>
          <table:table-cell table:formula="oooc:=[.$L$1]*6" office:value-type="float" office:value="960">
            <text:p>9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36]&amp;&quot;']&quot;" office:value-type="string" office:string-value="['34']">
            <text:p>['3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Graviton Gun</text:p>
          </table:table-cell>
          <table:table-cell table:number-columns-repeated="24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edium Nuclear Missiles</text:p>
          </table:table-cell>
          <table:table-cell table:formula="oooc:=[.$L$1]*6" office:value-type="float" office:value="960">
            <text:p>96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37]&amp;&quot;']&quot;" office:value-type="string" office:string-value="['35']">
            <text:p>['3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Missiles</text:p>
          </table:table-cell>
          <table:table-cell table:number-columns-repeated="24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edium Phasor Gun</text:p>
          </table:table-cell>
          <table:table-cell table:formula="oooc:=[.$L$1]*6" office:value-type="float" office:value="960">
            <text:p>96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38]&amp;&quot;']&quot;" office:value-type="string" office:string-value="['36']">
            <text:p>['3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Phasor Gun</text:p>
          </table:table-cell>
          <table:table-cell table:number-columns-repeated="24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edium Nuclear Torpedoes</text:p>
          </table:table-cell>
          <table:table-cell table:formula="oooc:=[.$L$1]*6" office:value-type="float" office:value="960">
            <text:p>96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39]&amp;&quot;']&quot;" office:value-type="string" office:string-value="['37']">
            <text:p>['37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 Nuclear Torpedoes</text:p>
          </table:table-cell>
          <table:table-cell table:number-columns-repeated="24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imple StarShip Armor</text:p>
          </table:table-cell>
          <table:table-cell table:formula="oooc:=[.$L$1]*6" office:value-type="float" office:value="960">
            <text:p>96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40]&amp;&quot;']&quot;" office:value-type="string" office:string-value="['38']">
            <text:p>['3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StarShip Armor</text:p>
          </table:table-cell>
          <table:table-cell table:number-columns-repeated="24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mple Anti-Missile System</text:p>
          </table:table-cell>
          <table:table-cell table:formula="oooc:=[.$L$1]*6" office:value-type="float" office:value="960">
            <text:p>96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40]&amp;&quot;']&quot;" office:value-type="string" office:string-value="['38']">
            <text:p>['3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Anti-Missile System</text:p>
          </table:table-cell>
          <table:table-cell table:number-columns-repeated="24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imple Engineering Stations</text:p>
          </table:table-cell>
          <table:table-cell table:formula="oooc:=[.$L$1]*6" office:value-type="float" office:value="960">
            <text:p>96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44]&amp;&quot;']&quot;" office:value-type="string" office:string-value="['42']">
            <text:p>['42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Engineering Stations</text:p>
          </table:table-cell>
          <table:table-cell table:number-columns-repeated="24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mple Starship Batteries</text:p>
          </table:table-cell>
          <table:table-cell table:formula="oooc:=[.$L$1]*5" office:value-type="float" office:value="800">
            <text:p>80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Starship Batteries</text:p>
          </table:table-cell>
          <table:table-cell table:number-columns-repeated="24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eavy Nuclear Infantry</text:p>
          </table:table-cell>
          <table:table-cell table:formula="oooc:=[.$L$1]*7" office:value-type="float" office:value="1120">
            <text:p>112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45]&amp;&quot;']&quot;" office:value-type="string" office:string-value="['43']">
            <text:p>['4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Infantry</text:p>
          </table:table-cell>
          <table:table-cell table:number-columns-repeated="24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avy Nuclear Mechanized</text:p>
          </table:table-cell>
          <table:table-cell table:formula="oooc:=[.$L$1]*7" office:value-type="float" office:value="1120">
            <text:p>11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46]&amp;&quot;']&quot;" office:value-type="string" office:string-value="['44']">
            <text:p>['4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Mechanized</text:p>
          </table:table-cell>
          <table:table-cell table:number-columns-repeated="24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eavy Nuclear Artillery</text:p>
          </table:table-cell>
          <table:table-cell table:formula="oooc:=[.$L$1]*7" office:value-type="float" office:value="1120">
            <text:p>112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47]&amp;&quot;']&quot;" office:value-type="string" office:string-value="['45']">
            <text:p>['45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Artillery</text:p>
          </table:table-cell>
          <table:table-cell table:number-columns-repeated="24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eavy Corvettes</text:p>
          </table:table-cell>
          <table:table-cell table:formula="oooc:=[.$L$1]*7" office:value-type="float" office:value="1120">
            <text:p>112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48]&amp;&quot;']&quot;" office:value-type="string" office:string-value="['46']">
            <text:p>['46']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Corvettes</text:p>
          </table:table-cell>
          <table:table-cell table:number-columns-repeated="24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Escort Carriers</text:p>
          </table:table-cell>
          <table:table-cell table:formula="oooc:=[.$L$1]*7" office:value-type="float" office:value="1120">
            <text:p>1120</text:p>
          </table:table-cell>
          <table:table-cell table:formula="oooc:=[.$L$1]*6" office:value-type="float" office:value="960">
            <text:p>960</text:p>
          </table:table-cell>
          <table:table-cell office:value-type="float" office:value="0">
            <text:p>0</text:p>
          </table:table-cell>
          <table:table-cell table:formula="oooc:=&quot;['&quot;&amp;[.A77]&amp;&quot;']&quot;" office:value-type="string" office:string-value="['75']">
            <text:p>['75']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scort Carriers</text:p>
          </table:table-cell>
          <table:table-cell table:number-columns-repeated="24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eavy Nuclear Interceptors</text:p>
          </table:table-cell>
          <table:table-cell table:formula="oooc:=[.$L$1]*7" office:value-type="float" office:value="1120">
            <text:p>112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49]&amp;&quot;']&quot;" office:value-type="string" office:string-value="['47']">
            <text:p>['47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Interceptors</text:p>
          </table:table-cell>
          <table:table-cell table:number-columns-repeated="24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 Nuclear Bombers</text:p>
          </table:table-cell>
          <table:table-cell table:formula="oooc:=[.$L$1]*7" office:value-type="float" office:value="1120">
            <text:p>11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50]&amp;&quot;']&quot;" office:value-type="string" office:string-value="['48']">
            <text:p>['48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Bombers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Heavy Graviton Gun</text:p>
          </table:table-cell>
          <table:table-cell table:formula="oooc:=[.$L$1]*7" office:value-type="float" office:value="1120">
            <text:p>11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51]&amp;&quot;']&quot;" office:value-type="string" office:string-value="['49']">
            <text:p>['49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Graviton Gun</text:p>
          </table:table-cell>
          <table:table-cell table:number-columns-repeated="24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Heavy Nuclear Missiles</text:p>
          </table:table-cell>
          <table:table-cell table:formula="oooc:=[.$L$1]*7" office:value-type="float" office:value="1120">
            <text:p>11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52]&amp;&quot;']&quot;" office:value-type="string" office:string-value="['50']">
            <text:p>['50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Missiles</text:p>
          </table:table-cell>
          <table:table-cell table:number-columns-repeated="24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Heavy Phasor Gun</text:p>
          </table:table-cell>
          <table:table-cell table:formula="oooc:=[.$L$1]*7" office:value-type="float" office:value="1120">
            <text:p>112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53]&amp;&quot;']&quot;" office:value-type="string" office:string-value="['51']">
            <text:p>['51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Phasor Gun</text:p>
          </table:table-cell>
          <table:table-cell table:number-columns-repeated="24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eavy Nuclear Torpedoes</text:p>
          </table:table-cell>
          <table:table-cell table:formula="oooc:=[.$L$1]*7" office:value-type="float" office:value="1120">
            <text:p>112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54]&amp;&quot;']&quot;" office:value-type="string" office:string-value="['52']">
            <text:p>['52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avy Nuclear Torpedoes</text:p>
          </table:table-cell>
          <table:table-cell table:number-columns-repeated="24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imple Impact Armor</text:p>
          </table:table-cell>
          <table:table-cell table:formula="oooc:=[.$L$1]*7" office:value-type="float" office:value="1120">
            <text:p>11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55]&amp;&quot;']&quot;" office:value-type="string" office:string-value="['53']">
            <text:p>['5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Impact Armor</text:p>
          </table:table-cell>
          <table:table-cell table:number-columns-repeated="24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imple Reflective Armor</text:p>
          </table:table-cell>
          <table:table-cell table:formula="oooc:=[.$L$1]*7" office:value-type="float" office:value="1120">
            <text:p>112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55]&amp;&quot;']&quot;" office:value-type="string" office:string-value="['53']">
            <text:p>['53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Reflective Armor</text:p>
          </table:table-cell>
          <table:table-cell table:number-columns-repeated="24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imple Starship Shields</text:p>
          </table:table-cell>
          <table:table-cell table:formula="oooc:=[.$L$1]*7" office:value-type="float" office:value="1120">
            <text:p>112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56]&amp;&quot;']&quot;" office:value-type="string" office:string-value="['54']">
            <text:p>['5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Starship Shields</text:p>
          </table:table-cell>
          <table:table-cell table:number-columns-repeated="24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ple Targeting Computers</text:p>
          </table:table-cell>
          <table:table-cell table:formula="oooc:=[.$L$1]*5" office:value-type="float" office:value="800">
            <text:p>80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8]&amp;&quot;']&quot;" office:value-type="string" office:string-value="['6']">
            <text:p>['6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Targeting Computers</text:p>
          </table:table-cell>
          <table:table-cell table:number-columns-repeated="24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MS Graviton Gun</text:p>
          </table:table-cell>
          <table:table-cell table:formula="oooc:=[.$L$1]*6" office:value-type="float" office:value="960">
            <text:p>96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table:formula="oooc:=&quot;['&quot;&amp;[.A56]&amp;&quot;'+'&quot;&amp;[.A36]&amp;&quot;']&quot;" office:value-type="string" office:string-value="['54'+'34']">
            <text:p>['54'+'34']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MS Graviton Gun</text:p>
          </table:table-cell>
          <table:table-cell table:number-columns-repeated="24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S Phasor Gun</text:p>
          </table:table-cell>
          <table:table-cell table:formula="oooc:=[.$L$1]*7" office:value-type="float" office:value="1120">
            <text:p>112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table:formula="oooc:=&quot;['&quot;&amp;[.A56]&amp;&quot;'+'&quot;&amp;[.A38]&amp;&quot;']&quot;" office:value-type="string" office:string-value="['54'+'36']">
            <text:p>['54'+'36']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MS Phasor Gun</text:p>
          </table:table-cell>
          <table:table-cell table:number-columns-repeated="24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rrier Tech</text:p>
          </table:table-cell>
          <table:table-cell table:formula="oooc:=[.$L$1]*5" office:value-type="float" office:value="800">
            <text:p>80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23]&amp;&quot;'+'&quot;&amp;[.A24]&amp;&quot;'+'&quot;&amp;[.A25]&amp;&quot;']&quot;" office:value-type="string" office:string-value="['21'+'22'+'23']">
            <text:p>['21'+'22'+'23']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rst Stage in Carrier Technology</text:p>
          </table:table-cell>
          <table:table-cell table:number-columns-repeated="24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mote Tech</text:p>
          </table:table-cell>
          <table:table-cell table:formula="oooc:=[.$L$1]*6" office:value-type="float" office:value="960">
            <text:p>96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76]&amp;&quot;']&quot;" office:value-type="string" office:string-value="['74']">
            <text:p>['74']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cond Stage in Carrier Technology</text:p>
          </table:table-cell>
          <table:table-cell table:number-columns-repeated="24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imple Jamming</text:p>
          </table:table-cell>
          <table:table-cell table:formula="oooc:=[.$L$1]*7" office:value-type="float" office:value="1120">
            <text:p>11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43]&amp;&quot;'+'&quot;&amp;[.A41]&amp;&quot;'+'&quot;&amp;[.A57]&amp;&quot;']&quot;" office:value-type="string" office:string-value="['41'+'39'+'55']">
            <text:p>['41'+'39'+'55']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Jamming</text:p>
          </table:table-cell>
          <table:table-cell table:number-columns-repeated="24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imple Logistics</text:p>
          </table:table-cell>
          <table:table-cell table:formula="oooc:=[.$L$1]*3" office:value-type="float" office:value="480">
            <text:p>48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6]&amp;&quot;']&quot;" office:value-type="string" office:string-value="['4']">
            <text:p>['4']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imple Logistics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usion Age of Technology</text:p>
          </table:table-cell>
          <table:table-cell table:formula="oooc:=[.$L$1]*1" office:value-type="float" office:value="160">
            <text:p>1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59]&amp;&quot;'+'&quot;&amp;[.A60]&amp;&quot;'+'&quot;&amp;[.A61]&amp;&quot;'+'&quot;&amp;[.A62]&amp;&quot;'+'&quot;&amp;[.A63]&amp;&quot;'+'&quot;&amp;[.A64]&amp;&quot;'+'&quot;&amp;[.A65]&amp;&quot;'+'&quot;&amp;[.A66]&amp;&quot;'+'&quot;&amp;[.A67]&amp;&quot;'+'&quot;&amp;[.A68]&amp;&quot;'+'&quot;&amp;[.A69]&amp;&quot;'+'&quot;&amp;[.A70]&amp;&quot;'+'&quot;&amp;[.A71]&amp;&quot;'+'&quot;&amp;[.A72]&amp;&quot;'+'&quot;&amp;[.A73]&amp;&quot;']&quot;" office:value-type="string" office:string-value="['57'+'58'+'59'+'60'+'61'+'62'+'63'+'64'+'65'+'66'+'67'+'68'+'69'+'70'+'71']">
            <text:p>['57'+'58'+'59'+'60'+'61'+'62'+'63'+'64'+'65'+'66'+'67'+'68'+'69'+'70'+'71']</text:p>
          </table:table-cell>
          <table:table-cell office:value-type="float" office:value="8">
            <text:p>8</text:p>
          </table:table-cell>
          <table:table-cell table:formula="oooc:=[.H2]*[.$M$1]"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Age of Technology</text:p>
          </table:table-cell>
          <table:table-cell table:number-columns-repeated="24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dvanced Fortresses</text:p>
          </table:table-cell>
          <table:table-cell table:formula="oooc:=[.$L$1]*2" office:value-type="float" office:value="320">
            <text:p>3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Fortresses</text:p>
          </table:table-cell>
          <table:table-cell table:number-columns-repeated="24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dvanced Industry</text:p>
          </table:table-cell>
          <table:table-cell table:formula="oooc:=[.$L$1]*2" office:value-type="float" office:value="320">
            <text:p>32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Industry</text:p>
          </table:table-cell>
          <table:table-cell table:number-columns-repeated="24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dvanced Starship Design</text:p>
          </table:table-cell>
          <table:table-cell table:formula="oooc:=[.$L$1]*2" office:value-type="float" office:value="320">
            <text:p>32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Starship Design</text:p>
          </table:table-cell>
          <table:table-cell table:number-columns-repeated="24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dvanced Radar</text:p>
          </table:table-cell>
          <table:table-cell table:formula="oooc:=[.$L$1]*2" office:value-type="float" office:value="320">
            <text:p>3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Radar</text:p>
          </table:table-cell>
          <table:table-cell table:number-columns-repeated="24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dvanced Simulation Centers</text:p>
          </table:table-cell>
          <table:table-cell table:formula="oooc:=[.$L$1]*2" office:value-type="float" office:value="320">
            <text:p>3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Simulation Centers</text:p>
          </table:table-cell>
          <table:table-cell table:number-columns-repeated="24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rogressive Starship Components</text:p>
          </table:table-cell>
          <table:table-cell table:formula="oooc:=[.$L$1]*2" office:value-type="float" office:value="320">
            <text:p>3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Starship Components</text:p>
          </table:table-cell>
          <table:table-cell table:number-columns-repeated="24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dvanced Research Centers</text:p>
          </table:table-cell>
          <table:table-cell table:formula="oooc:=[.$L$1]*2" office:value-type="float" office:value="320">
            <text:p>3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Research Centers</text:p>
          </table:table-cell>
          <table:table-cell table:number-columns-repeated="24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dvanced Construction</text:p>
          </table:table-cell>
          <table:table-cell table:formula="oooc:=[.$L$1]*2" office:value-type="float" office:value="320">
            <text:p>3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82]&amp;&quot;']&quot;" office:value-type="string" office:string-value="['100']">
            <text:p>['100']</text:p>
          </table:table-cell>
          <table:table-cell office:value-type="float" office:value="1">
            <text:p>1</text:p>
          </table:table-cell>
          <table:table-cell table:formula="oooc:=[.H1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Construction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dvanced Fleet Academy</text:p>
          </table:table-cell>
          <table:table-cell table:formula="oooc:=[.$L$1]*3" office:value-type="float" office:value="480">
            <text:p>48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83]&amp;&quot;']&quot;" office:value-type="string" office:string-value="['101']">
            <text:p>['101']</text:p>
          </table:table-cell>
          <table:table-cell office:value-type="float" office:value="1">
            <text:p>1</text:p>
          </table:table-cell>
          <table:table-cell table:formula="oooc:=[.H1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Fleet Academy</text:p>
          </table:table-cell>
          <table:table-cell table:number-columns-repeated="24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vanced Marine Academy</text:p>
          </table:table-cell>
          <table:table-cell table:formula="oooc:=[.$L$1]*3" office:value-type="float" office:value="480">
            <text:p>48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83]&amp;&quot;']&quot;" office:value-type="string" office:string-value="['101']">
            <text:p>['101']</text:p>
          </table:table-cell>
          <table:table-cell office:value-type="float" office:value="1">
            <text:p>1</text:p>
          </table:table-cell>
          <table:table-cell table:formula="oooc:=[.H1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Marine Academy</text:p>
          </table:table-cell>
          <table:table-cell table:number-columns-repeated="24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dvanced Credit Centers</text:p>
          </table:table-cell>
          <table:table-cell table:formula="oooc:=[.$L$1]*3" office:value-type="float" office:value="480">
            <text:p>48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84]&amp;&quot;']&quot;" office:value-type="string" office:string-value="['102']">
            <text:p>['102']</text:p>
          </table:table-cell>
          <table:table-cell office:value-type="float" office:value="1">
            <text:p>1</text:p>
          </table:table-cell>
          <table:table-cell table:formula="oooc:=[.H1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Credit Centers</text:p>
          </table:table-cell>
          <table:table-cell table:number-columns-repeated="24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dvanced Alloy Factories</text:p>
          </table:table-cell>
          <table:table-cell table:formula="oooc:=[.$L$1]*3" office:value-type="float" office:value="480">
            <text:p>48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84]&amp;&quot;']&quot;" office:value-type="string" office:string-value="['102']">
            <text:p>['102']</text:p>
          </table:table-cell>
          <table:table-cell office:value-type="float" office:value="1">
            <text:p>1</text:p>
          </table:table-cell>
          <table:table-cell table:formula="oooc:=[.H1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Alloy Factories</text:p>
          </table:table-cell>
          <table:table-cell table:number-columns-repeated="24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dvanced Starship Hulls</text:p>
          </table:table-cell>
          <table:table-cell table:formula="oooc:=[.$L$1]*3" office:value-type="float" office:value="480">
            <text:p>48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85]&amp;&quot;']&quot;" office:value-type="string" office:string-value="['103']">
            <text:p>['103']</text:p>
          </table:table-cell>
          <table:table-cell office:value-type="float" office:value="1">
            <text:p>1</text:p>
          </table:table-cell>
          <table:table-cell table:formula="oooc:=[.H1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Starship Hulls</text:p>
          </table:table-cell>
          <table:table-cell table:number-columns-repeated="24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dvanced Jamming</text:p>
          </table:table-cell>
          <table:table-cell table:formula="oooc:=[.$L$1]*3" office:value-type="float" office:value="480">
            <text:p>48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86]&amp;&quot;']&quot;" office:value-type="string" office:string-value="['104']">
            <text:p>['104']</text:p>
          </table:table-cell>
          <table:table-cell office:value-type="float" office:value="1">
            <text:p>1</text:p>
          </table:table-cell>
          <table:table-cell table:formula="oooc:=[.H1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Jamming</text:p>
          </table:table-cell>
          <table:table-cell table:number-columns-repeated="24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usion Starship Weapons</text:p>
          </table:table-cell>
          <table:table-cell table:formula="oooc:=[.$L$1]*3" office:value-type="float" office:value="480">
            <text:p>48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1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Starship Weapons</text:p>
          </table:table-cell>
          <table:table-cell table:number-columns-repeated="24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dvanced Shipyards</text:p>
          </table:table-cell>
          <table:table-cell table:formula="oooc:=[.$L$1]*3" office:value-type="float" office:value="480">
            <text:p>48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90]&amp;&quot;']&quot;" office:value-type="string" office:string-value="['108']">
            <text:p>['108']</text:p>
          </table:table-cell>
          <table:table-cell office:value-type="float" office:value="1">
            <text:p>1</text:p>
          </table:table-cell>
          <table:table-cell table:formula="oooc:=[.H1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Shipyards</text:p>
          </table:table-cell>
          <table:table-cell table:number-columns-repeated="24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dvanced Military Installations</text:p>
          </table:table-cell>
          <table:table-cell table:formula="oooc:=[.$L$1]*3" office:value-type="float" office:value="480">
            <text:p>48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90]&amp;&quot;']&quot;" office:value-type="string" office:string-value="['108']">
            <text:p>['108']</text:p>
          </table:table-cell>
          <table:table-cell office:value-type="float" office:value="1">
            <text:p>1</text:p>
          </table:table-cell>
          <table:table-cell table:formula="oooc:=[.H1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Military Installations</text:p>
          </table:table-cell>
          <table:table-cell table:number-columns-repeated="24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usion Star Marines</text:p>
          </table:table-cell>
          <table:table-cell table:formula="oooc:=[.$L$1]*4" office:value-type="float" office:value="640">
            <text:p>64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92]&amp;&quot;']&quot;" office:value-type="string" office:string-value="['110']">
            <text:p>['110']</text:p>
          </table:table-cell>
          <table:table-cell office:value-type="float" office:value="1">
            <text:p>1</text:p>
          </table:table-cell>
          <table:table-cell table:formula="oooc:=[.H2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Star Marines</text:p>
          </table:table-cell>
          <table:table-cell table:number-columns-repeated="24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dvanced Crystal Mines</text:p>
          </table:table-cell>
          <table:table-cell table:formula="oooc:=[.$L$1]*4" office:value-type="float" office:value="640">
            <text:p>64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93]&amp;&quot;'+'&quot;&amp;[.A94]&amp;&quot;']&quot;" office:value-type="string" office:string-value="['111'+'112']">
            <text:p>['111'+'112']</text:p>
          </table:table-cell>
          <table:table-cell office:value-type="float" office:value="2">
            <text:p>2</text:p>
          </table:table-cell>
          <table:table-cell table:formula="oooc:=[.H2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Crystal Mines</text:p>
          </table:table-cell>
          <table:table-cell table:number-columns-repeated="24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dvanced Military Hulls</text:p>
          </table:table-cell>
          <table:table-cell table:formula="oooc:=[.$L$1]*4" office:value-type="float" office:value="640">
            <text:p>64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95]&amp;&quot;']&quot;" office:value-type="string" office:string-value="['113']">
            <text:p>['113']</text:p>
          </table:table-cell>
          <table:table-cell office:value-type="float" office:value="1">
            <text:p>1</text:p>
          </table:table-cell>
          <table:table-cell table:formula="oooc:=[.H2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Military Hulls</text:p>
          </table:table-cell>
          <table:table-cell table:number-columns-repeated="24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dvanced Platforms</text:p>
          </table:table-cell>
          <table:table-cell table:formula="oooc:=[.$L$1]*4" office:value-type="float" office:value="640">
            <text:p>640</text:p>
          </table:table-cell>
          <table:table-cell table:formula="oooc:=[.$L$1]*6" office:value-type="float" office:value="960">
            <text:p>960</text:p>
          </table:table-cell>
          <table:table-cell office:value-type="float" office:value="0">
            <text:p>0</text:p>
          </table:table-cell>
          <table:table-cell table:formula="oooc:=&quot;['&quot;&amp;[.A95]&amp;&quot;']&quot;" office:value-type="string" office:string-value="['113']">
            <text:p>['113']</text:p>
          </table:table-cell>
          <table:table-cell office:value-type="float" office:value="1">
            <text:p>1</text:p>
          </table:table-cell>
          <table:table-cell table:formula="oooc:=[.H2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Platforms</text:p>
          </table:table-cell>
          <table:table-cell table:number-columns-repeated="24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dvanced TroopShips</text:p>
          </table:table-cell>
          <table:table-cell table:formula="oooc:=[.$L$1]*4" office:value-type="float" office:value="640">
            <text:p>64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95]&amp;&quot;']&quot;" office:value-type="string" office:string-value="['113']">
            <text:p>['113']</text:p>
          </table:table-cell>
          <table:table-cell office:value-type="float" office:value="1">
            <text:p>1</text:p>
          </table:table-cell>
          <table:table-cell table:formula="oooc:=[.H2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TroopShips</text:p>
          </table:table-cell>
          <table:table-cell table:number-columns-repeated="24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usion Drones</text:p>
          </table:table-cell>
          <table:table-cell table:formula="oooc:=[.$L$1]*4" office:value-type="float" office:value="640">
            <text:p>64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97]&amp;&quot;']&quot;" office:value-type="string" office:string-value="['115']">
            <text:p>['115']</text:p>
          </table:table-cell>
          <table:table-cell office:value-type="float" office:value="1">
            <text:p>1</text:p>
          </table:table-cell>
          <table:table-cell table:formula="oooc:=[.H2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Drones</text:p>
          </table:table-cell>
          <table:table-cell table:number-columns-repeated="24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usion Impact Weapons</text:p>
          </table:table-cell>
          <table:table-cell table:formula="oooc:=[.$L$1]*4" office:value-type="float" office:value="640">
            <text:p>64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97]&amp;&quot;']&quot;" office:value-type="string" office:string-value="['115']">
            <text:p>['115']</text:p>
          </table:table-cell>
          <table:table-cell office:value-type="float" office:value="1">
            <text:p>1</text:p>
          </table:table-cell>
          <table:table-cell table:formula="oooc:=[.H2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Impact Weapons</text:p>
          </table:table-cell>
          <table:table-cell table:number-columns-repeated="24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usion Energy Weapons</text:p>
          </table:table-cell>
          <table:table-cell table:formula="oooc:=[.$L$1]*4" office:value-type="float" office:value="640">
            <text:p>64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97]&amp;&quot;']&quot;" office:value-type="string" office:string-value="['115']">
            <text:p>['115']</text:p>
          </table:table-cell>
          <table:table-cell office:value-type="float" office:value="1">
            <text:p>1</text:p>
          </table:table-cell>
          <table:table-cell table:formula="oooc:=[.H2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Energy Weapons</text:p>
          </table:table-cell>
          <table:table-cell table:number-columns-repeated="24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dvanced Warp Gates</text:p>
          </table:table-cell>
          <table:table-cell table:formula="oooc:=[.$L$1]*4" office:value-type="float" office:value="640">
            <text:p>64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98]&amp;&quot;'+'&quot;&amp;[.A99]&amp;&quot;']&quot;" office:value-type="string" office:string-value="['116'+'117']">
            <text:p>['116'+'117']</text:p>
          </table:table-cell>
          <table:table-cell office:value-type="float" office:value="2">
            <text:p>2</text:p>
          </table:table-cell>
          <table:table-cell table:formula="oooc:=[.H2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Warp Gates</text:p>
          </table:table-cell>
          <table:table-cell table:number-columns-repeated="24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ight Fusion Infantry</text:p>
          </table:table-cell>
          <table:table-cell table:formula="oooc:=[.$L$1]*5" office:value-type="float" office:value="800">
            <text:p>80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00]&amp;&quot;']&quot;" office:value-type="string" office:string-value="['118']">
            <text:p>['118']</text:p>
          </table:table-cell>
          <table:table-cell office:value-type="float" office:value="1">
            <text:p>1</text:p>
          </table:table-cell>
          <table:table-cell table:formula="oooc:=[.H2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ght Fusion Infantry</text:p>
          </table:table-cell>
          <table:table-cell table:number-columns-repeated="24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ight Fusion Mechanized</text:p>
          </table:table-cell>
          <table:table-cell table:formula="oooc:=[.$L$1]*5" office:value-type="float" office:value="800">
            <text:p>80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00]&amp;&quot;']&quot;" office:value-type="string" office:string-value="['118']">
            <text:p>['118']</text:p>
          </table:table-cell>
          <table:table-cell office:value-type="float" office:value="1">
            <text:p>1</text:p>
          </table:table-cell>
          <table:table-cell table:formula="oooc:=[.H3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ght Fusion Mechanized</text:p>
          </table:table-cell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ight Fusion Artillery</text:p>
          </table:table-cell>
          <table:table-cell table:formula="oooc:=[.$L$1]*5" office:value-type="float" office:value="800">
            <text:p>80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00]&amp;&quot;']&quot;" office:value-type="string" office:string-value="['118']">
            <text:p>['118']</text:p>
          </table:table-cell>
          <table:table-cell office:value-type="float" office:value="1">
            <text:p>1</text:p>
          </table:table-cell>
          <table:table-cell table:formula="oooc:=[.H3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ght Fusion Artillery</text:p>
          </table:table-cell>
          <table:table-cell table:number-columns-repeated="24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dvanced Synthetic Systems</text:p>
          </table:table-cell>
          <table:table-cell table:formula="oooc:=[.$L$1]*5" office:value-type="float" office:value="800">
            <text:p>80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01]&amp;&quot;']&quot;" office:value-type="string" office:string-value="['119']">
            <text:p>['119']</text:p>
          </table:table-cell>
          <table:table-cell office:value-type="float" office:value="1">
            <text:p>1</text:p>
          </table:table-cell>
          <table:table-cell table:formula="oooc:=[.H3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Synthetic Systems</text:p>
          </table:table-cell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rigates</text:p>
          </table:table-cell>
          <table:table-cell table:formula="oooc:=[.$L$1]*5" office:value-type="float" office:value="800">
            <text:p>80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02]&amp;&quot;']&quot;" office:value-type="string" office:string-value="['120']">
            <text:p>['120']</text:p>
          </table:table-cell>
          <table:table-cell office:value-type="float" office:value="1">
            <text:p>1</text:p>
          </table:table-cell>
          <table:table-cell table:formula="oooc:=[.H3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rigates</text:p>
          </table:table-cell>
          <table:table-cell table:number-columns-repeated="24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usion Interceptor Drones</text:p>
          </table:table-cell>
          <table:table-cell table:formula="oooc:=[.$L$1]*5" office:value-type="float" office:value="800">
            <text:p>80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05]&amp;&quot;']&quot;" office:value-type="string" office:string-value="['123']">
            <text:p>['123']</text:p>
          </table:table-cell>
          <table:table-cell office:value-type="float" office:value="1">
            <text:p>1</text:p>
          </table:table-cell>
          <table:table-cell table:formula="oooc:=[.H3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Interceptor Drones</text:p>
          </table:table-cell>
          <table:table-cell table:number-columns-repeated="24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usion Bomber Drones</text:p>
          </table:table-cell>
          <table:table-cell table:formula="oooc:=[.$L$1]*5" office:value-type="float" office:value="800">
            <text:p>80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05]&amp;&quot;']&quot;" office:value-type="string" office:string-value="['123']">
            <text:p>['123']</text:p>
          </table:table-cell>
          <table:table-cell office:value-type="float" office:value="1">
            <text:p>1</text:p>
          </table:table-cell>
          <table:table-cell table:formula="oooc:=[.H3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Bomber Drones</text:p>
          </table:table-cell>
          <table:table-cell table:number-columns-repeated="24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uto Cannon</text:p>
          </table:table-cell>
          <table:table-cell table:formula="oooc:=[.$L$1]*5" office:value-type="float" office:value="800">
            <text:p>80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06]&amp;&quot;']&quot;" office:value-type="string" office:string-value="['124']">
            <text:p>['124']</text:p>
          </table:table-cell>
          <table:table-cell office:value-type="float" office:value="1">
            <text:p>1</text:p>
          </table:table-cell>
          <table:table-cell table:formula="oooc:=[.H3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uto Cannon</text:p>
          </table:table-cell>
          <table:table-cell table:number-columns-repeated="24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Fusion Missiles</text:p>
          </table:table-cell>
          <table:table-cell table:formula="oooc:=[.$L$1]*5" office:value-type="float" office:value="800">
            <text:p>80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06]&amp;&quot;']&quot;" office:value-type="string" office:string-value="['124']">
            <text:p>['124']</text:p>
          </table:table-cell>
          <table:table-cell office:value-type="float" office:value="1">
            <text:p>1</text:p>
          </table:table-cell>
          <table:table-cell table:formula="oooc:=[.H3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Missiles</text:p>
          </table:table-cell>
          <table:table-cell table:number-columns-repeated="24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usion Cannon</text:p>
          </table:table-cell>
          <table:table-cell table:formula="oooc:=[.$L$1]*5" office:value-type="float" office:value="800">
            <text:p>80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07]&amp;&quot;']&quot;" office:value-type="string" office:string-value="['125']">
            <text:p>['125']</text:p>
          </table:table-cell>
          <table:table-cell office:value-type="float" office:value="1">
            <text:p>1</text:p>
          </table:table-cell>
          <table:table-cell table:formula="oooc:=[.H3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Cannon</text:p>
          </table:table-cell>
          <table:table-cell table:number-columns-repeated="24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usion Torpedoes</text:p>
          </table:table-cell>
          <table:table-cell table:formula="oooc:=[.$L$1]*5" office:value-type="float" office:value="800">
            <text:p>80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107]&amp;&quot;']&quot;" office:value-type="string" office:string-value="['125']">
            <text:p>['125']</text:p>
          </table:table-cell>
          <table:table-cell office:value-type="float" office:value="1">
            <text:p>1</text:p>
          </table:table-cell>
          <table:table-cell table:formula="oooc:=[.H3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usion Torpedoes</text:p>
          </table:table-cell>
          <table:table-cell table:number-columns-repeated="24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rogressive Defensive Systems</text:p>
          </table:table-cell>
          <table:table-cell table:formula="oooc:=[.$L$1]*5" office:value-type="float" office:value="800">
            <text:p>80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4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Defensive Systems</text:p>
          </table:table-cell>
          <table:table-cell table:number-columns-repeated="24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ogressive Starship Engines</text:p>
          </table:table-cell>
          <table:table-cell table:formula="oooc:=[.$L$1]*6" office:value-type="float" office:value="960">
            <text:p>96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153]&amp;&quot;']&quot;" office:value-type="string" office:string-value="['171']">
            <text:p>['171']</text:p>
          </table:table-cell>
          <table:table-cell office:value-type="float" office:value="1">
            <text:p>1</text:p>
          </table:table-cell>
          <table:table-cell table:formula="oooc:=[.H4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Starship Engines</text:p>
          </table:table-cell>
          <table:table-cell table:number-columns-repeated="24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rogressive Rotation Thrusters</text:p>
          </table:table-cell>
          <table:table-cell table:formula="oooc:=[.$L$1]*5" office:value-type="float" office:value="800">
            <text:p>80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4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Rotation Thrusters</text:p>
          </table:table-cell>
          <table:table-cell table:number-columns-repeated="24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rogressive Power Plants</text:p>
          </table:table-cell>
          <table:table-cell table:formula="oooc:=[.$L$1]*6" office:value-type="float" office:value="960">
            <text:p>96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122]&amp;&quot;'+'&quot;&amp;[.A138]&amp;&quot;']&quot;" office:value-type="string" office:string-value="['140'+'156']">
            <text:p>['140'+'156']</text:p>
          </table:table-cell>
          <table:table-cell office:value-type="float" office:value="2">
            <text:p>2</text:p>
          </table:table-cell>
          <table:table-cell table:formula="oooc:=[.H4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Power Plants</text:p>
          </table:table-cell>
          <table:table-cell table:number-columns-repeated="24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rogressive Radar</text:p>
          </table:table-cell>
          <table:table-cell table:formula="oooc:=[.$L$1]*5" office:value-type="float" office:value="800">
            <text:p>80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4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Radar</text:p>
          </table:table-cell>
          <table:table-cell table:number-columns-repeated="24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edium Fusion Infantry</text:p>
          </table:table-cell>
          <table:table-cell table:formula="oooc:=[.$L$1]*6" office:value-type="float" office:value="960">
            <text:p>96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09]&amp;&quot;']&quot;" office:value-type="string" office:string-value="['127']">
            <text:p>['127']</text:p>
          </table:table-cell>
          <table:table-cell office:value-type="float" office:value="1">
            <text:p>1</text:p>
          </table:table-cell>
          <table:table-cell table:formula="oooc:=[.H4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Infantry</text:p>
          </table:table-cell>
          <table:table-cell table:number-columns-repeated="24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edium Fusion Mechanized</text:p>
          </table:table-cell>
          <table:table-cell table:formula="oooc:=[.$L$1]*6" office:value-type="float" office:value="960">
            <text:p>96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10]&amp;&quot;']&quot;" office:value-type="string" office:string-value="['128']">
            <text:p>['128']</text:p>
          </table:table-cell>
          <table:table-cell office:value-type="float" office:value="1">
            <text:p>1</text:p>
          </table:table-cell>
          <table:table-cell table:formula="oooc:=[.H4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Mechanized</text:p>
          </table:table-cell>
          <table:table-cell table:number-columns-repeated="245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edium Fusion Artillery</text:p>
          </table:table-cell>
          <table:table-cell table:formula="oooc:=[.$L$1]*6" office:value-type="float" office:value="960">
            <text:p>96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11]&amp;&quot;']&quot;" office:value-type="string" office:string-value="['129']">
            <text:p>['129']</text:p>
          </table:table-cell>
          <table:table-cell office:value-type="float" office:value="1">
            <text:p>1</text:p>
          </table:table-cell>
          <table:table-cell table:formula="oooc:=[.H4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Artillery</text:p>
          </table:table-cell>
          <table:table-cell table:number-columns-repeated="24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Battle Frigates</text:p>
          </table:table-cell>
          <table:table-cell table:formula="oooc:=[.$L$1]*6" office:value-type="float" office:value="960">
            <text:p>96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13]&amp;&quot;']&quot;" office:value-type="string" office:string-value="['131']">
            <text:p>['131']</text:p>
          </table:table-cell>
          <table:table-cell office:value-type="float" office:value="1">
            <text:p>1</text:p>
          </table:table-cell>
          <table:table-cell table:formula="oooc:=[.H4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ttle Frigates</text:p>
          </table:table-cell>
          <table:table-cell table:number-columns-repeated="245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edium Fusion Interceptors</text:p>
          </table:table-cell>
          <table:table-cell table:formula="oooc:=[.$L$1]*6" office:value-type="float" office:value="960">
            <text:p>96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14]&amp;&quot;']&quot;" office:value-type="string" office:string-value="['132']">
            <text:p>['132']</text:p>
          </table:table-cell>
          <table:table-cell office:value-type="float" office:value="1">
            <text:p>1</text:p>
          </table:table-cell>
          <table:table-cell table:formula="oooc:=[.H4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Interceptors</text:p>
          </table:table-cell>
          <table:table-cell table:number-columns-repeated="245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edium Fusion Bombers</text:p>
          </table:table-cell>
          <table:table-cell table:formula="oooc:=[.$L$1]*6" office:value-type="float" office:value="960">
            <text:p>96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15]&amp;&quot;']&quot;" office:value-type="string" office:string-value="['133']">
            <text:p>['133']</text:p>
          </table:table-cell>
          <table:table-cell office:value-type="float" office:value="1">
            <text:p>1</text:p>
          </table:table-cell>
          <table:table-cell table:formula="oooc:=[.H5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Bombers</text:p>
          </table:table-cell>
          <table:table-cell table:number-columns-repeated="24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edium Auto Cannon</text:p>
          </table:table-cell>
          <table:table-cell table:formula="oooc:=[.$L$1]*6" office:value-type="float" office:value="960">
            <text:p>9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16]&amp;&quot;']&quot;" office:value-type="string" office:string-value="['134']">
            <text:p>['134']</text:p>
          </table:table-cell>
          <table:table-cell office:value-type="float" office:value="1">
            <text:p>1</text:p>
          </table:table-cell>
          <table:table-cell table:formula="oooc:=[.H5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Auto Cannon</text:p>
          </table:table-cell>
          <table:table-cell table:number-columns-repeated="24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edium Fusion Missiles</text:p>
          </table:table-cell>
          <table:table-cell table:formula="oooc:=[.$L$1]*6" office:value-type="float" office:value="960">
            <text:p>96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17]&amp;&quot;']&quot;" office:value-type="string" office:string-value="['135']">
            <text:p>['135']</text:p>
          </table:table-cell>
          <table:table-cell office:value-type="float" office:value="1">
            <text:p>1</text:p>
          </table:table-cell>
          <table:table-cell table:formula="oooc:=[.H5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Missiles</text:p>
          </table:table-cell>
          <table:table-cell table:number-columns-repeated="24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edium Fusion Cannon</text:p>
          </table:table-cell>
          <table:table-cell table:formula="oooc:=[.$L$1]*6" office:value-type="float" office:value="960">
            <text:p>96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18]&amp;&quot;']&quot;" office:value-type="string" office:string-value="['136']">
            <text:p>['136']</text:p>
          </table:table-cell>
          <table:table-cell office:value-type="float" office:value="1">
            <text:p>1</text:p>
          </table:table-cell>
          <table:table-cell table:formula="oooc:=[.H5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Cannon</text:p>
          </table:table-cell>
          <table:table-cell table:number-columns-repeated="24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edium Fusion Torpedoes</text:p>
          </table:table-cell>
          <table:table-cell table:formula="oooc:=[.$L$1]*6" office:value-type="float" office:value="960">
            <text:p>96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119]&amp;&quot;']&quot;" office:value-type="string" office:string-value="['137']">
            <text:p>['137']</text:p>
          </table:table-cell>
          <table:table-cell office:value-type="float" office:value="1">
            <text:p>1</text:p>
          </table:table-cell>
          <table:table-cell table:formula="oooc:=[.H5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edium Fusion Torpedoes</text:p>
          </table:table-cell>
          <table:table-cell table:number-columns-repeated="245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rogressive StarShip Armor</text:p>
          </table:table-cell>
          <table:table-cell table:formula="oooc:=[.$L$1]*6" office:value-type="float" office:value="960">
            <text:p>96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120]&amp;&quot;']&quot;" office:value-type="string" office:string-value="['138']">
            <text:p>['138']</text:p>
          </table:table-cell>
          <table:table-cell office:value-type="float" office:value="1">
            <text:p>1</text:p>
          </table:table-cell>
          <table:table-cell table:formula="oooc:=[.H5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StarShip Armor</text:p>
          </table:table-cell>
          <table:table-cell table:number-columns-repeated="24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rogressive Anti-Missile System</text:p>
          </table:table-cell>
          <table:table-cell table:formula="oooc:=[.$L$1]*6" office:value-type="float" office:value="960">
            <text:p>96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120]&amp;&quot;']&quot;" office:value-type="string" office:string-value="['138']">
            <text:p>['138']</text:p>
          </table:table-cell>
          <table:table-cell office:value-type="float" office:value="1">
            <text:p>1</text:p>
          </table:table-cell>
          <table:table-cell table:formula="oooc:=[.H5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Anti-Missile System</text:p>
          </table:table-cell>
          <table:table-cell table:number-columns-repeated="24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rogressive Engineering Stations</text:p>
          </table:table-cell>
          <table:table-cell table:formula="oooc:=[.$L$1]*6" office:value-type="float" office:value="960">
            <text:p>96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124]&amp;&quot;']&quot;" office:value-type="string" office:string-value="['142']">
            <text:p>['142']</text:p>
          </table:table-cell>
          <table:table-cell office:value-type="float" office:value="1">
            <text:p>1</text:p>
          </table:table-cell>
          <table:table-cell table:formula="oooc:=[.H5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Engineering Stations</text:p>
          </table:table-cell>
          <table:table-cell table:number-columns-repeated="245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rogressive Starship Batteries</text:p>
          </table:table-cell>
          <table:table-cell table:formula="oooc:=[.$L$1]*5" office:value-type="float" office:value="800">
            <text:p>80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5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Starship Batteries</text:p>
          </table:table-cell>
          <table:table-cell table:number-columns-repeated="245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eavy Fusion Infantry</text:p>
          </table:table-cell>
          <table:table-cell table:formula="oooc:=[.$L$1]*7" office:value-type="float" office:value="1120">
            <text:p>112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25]&amp;&quot;']&quot;" office:value-type="string" office:string-value="['143']">
            <text:p>['143']</text:p>
          </table:table-cell>
          <table:table-cell office:value-type="float" office:value="1">
            <text:p>1</text:p>
          </table:table-cell>
          <table:table-cell table:formula="oooc:=[.H5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Infantry</text:p>
          </table:table-cell>
          <table:table-cell table:number-columns-repeated="24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Heavy Fusion Mechanized</text:p>
          </table:table-cell>
          <table:table-cell table:formula="oooc:=[.$L$1]*7" office:value-type="float" office:value="1120">
            <text:p>11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26]&amp;&quot;']&quot;" office:value-type="string" office:string-value="['144']">
            <text:p>['144']</text:p>
          </table:table-cell>
          <table:table-cell office:value-type="float" office:value="1">
            <text:p>1</text:p>
          </table:table-cell>
          <table:table-cell table:formula="oooc:=[.H6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Mechanized</text:p>
          </table:table-cell>
          <table:table-cell table:number-columns-repeated="24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Heavy Fusion Artillery</text:p>
          </table:table-cell>
          <table:table-cell table:formula="oooc:=[.$L$1]*7" office:value-type="float" office:value="1120">
            <text:p>112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27]&amp;&quot;']&quot;" office:value-type="string" office:string-value="['145']">
            <text:p>['145']</text:p>
          </table:table-cell>
          <table:table-cell office:value-type="float" office:value="1">
            <text:p>1</text:p>
          </table:table-cell>
          <table:table-cell table:formula="oooc:=[.H6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Artillery</text:p>
          </table:table-cell>
          <table:table-cell table:number-columns-repeated="245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Destroyers</text:p>
          </table:table-cell>
          <table:table-cell table:formula="oooc:=[.$L$1]*7" office:value-type="float" office:value="1120">
            <text:p>112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28]&amp;&quot;']&quot;" office:value-type="string" office:string-value="['146']">
            <text:p>['146']</text:p>
          </table:table-cell>
          <table:table-cell office:value-type="float" office:value="1">
            <text:p>1</text:p>
          </table:table-cell>
          <table:table-cell table:formula="oooc:=[.H6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stroyers</text:p>
          </table:table-cell>
          <table:table-cell table:number-columns-repeated="245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attle Carriers</text:p>
          </table:table-cell>
          <table:table-cell table:formula="oooc:=[.$L$1]*7" office:value-type="float" office:value="1120">
            <text:p>1120</text:p>
          </table:table-cell>
          <table:table-cell table:formula="oooc:=[.$L$1]*6" office:value-type="float" office:value="960">
            <text:p>960</text:p>
          </table:table-cell>
          <table:table-cell office:value-type="float" office:value="0">
            <text:p>0</text:p>
          </table:table-cell>
          <table:table-cell table:formula="oooc:=&quot;['&quot;&amp;[.A103]&amp;&quot;'+'&quot;&amp;[.A104]&amp;&quot;'+'&quot;&amp;[.A105]&amp;&quot;']&quot;" office:value-type="string" office:string-value="['121'+'122'+'123']">
            <text:p>['121'+'122'+'123']</text:p>
          </table:table-cell>
          <table:table-cell office:value-type="float" office:value="3">
            <text:p>3</text:p>
          </table:table-cell>
          <table:table-cell table:formula="oooc:=[.H63]*[.$M$1]"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ttle Carriers</text:p>
          </table:table-cell>
          <table:table-cell table:number-columns-repeated="245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Heavy Fusion Interceptors</text:p>
          </table:table-cell>
          <table:table-cell table:formula="oooc:=[.$L$1]*7" office:value-type="float" office:value="1120">
            <text:p>112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29]&amp;&quot;']&quot;" office:value-type="string" office:string-value="['147']">
            <text:p>['147']</text:p>
          </table:table-cell>
          <table:table-cell office:value-type="float" office:value="1">
            <text:p>1</text:p>
          </table:table-cell>
          <table:table-cell table:formula="oooc:=[.H64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Interceptors</text:p>
          </table:table-cell>
          <table:table-cell table:number-columns-repeated="245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eavy Fusion Bombers</text:p>
          </table:table-cell>
          <table:table-cell table:formula="oooc:=[.$L$1]*7" office:value-type="float" office:value="1120">
            <text:p>11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30]&amp;&quot;']&quot;" office:value-type="string" office:string-value="['148']">
            <text:p>['148']</text:p>
          </table:table-cell>
          <table:table-cell office:value-type="float" office:value="1">
            <text:p>1</text:p>
          </table:table-cell>
          <table:table-cell table:formula="oooc:=[.H65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Bombers</text:p>
          </table:table-cell>
          <table:table-cell table:number-columns-repeated="24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eavy Auto Cannon</text:p>
          </table:table-cell>
          <table:table-cell table:formula="oooc:=[.$L$1]*7" office:value-type="float" office:value="1120">
            <text:p>11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31]&amp;&quot;']&quot;" office:value-type="string" office:string-value="['149']">
            <text:p>['149']</text:p>
          </table:table-cell>
          <table:table-cell office:value-type="float" office:value="1">
            <text:p>1</text:p>
          </table:table-cell>
          <table:table-cell table:formula="oooc:=[.H66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Auto Cannon</text:p>
          </table:table-cell>
          <table:table-cell table:number-columns-repeated="24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Heavy Fusion Missiles</text:p>
          </table:table-cell>
          <table:table-cell table:formula="oooc:=[.$L$1]*7" office:value-type="float" office:value="1120">
            <text:p>11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32]&amp;&quot;']&quot;" office:value-type="string" office:string-value="['150']">
            <text:p>['150']</text:p>
          </table:table-cell>
          <table:table-cell office:value-type="float" office:value="1">
            <text:p>1</text:p>
          </table:table-cell>
          <table:table-cell table:formula="oooc:=[.H67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Missiles</text:p>
          </table:table-cell>
          <table:table-cell table:number-columns-repeated="245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Heavy Fusion Cannon</text:p>
          </table:table-cell>
          <table:table-cell table:formula="oooc:=[.$L$1]*7" office:value-type="float" office:value="1120">
            <text:p>112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33]&amp;&quot;']&quot;" office:value-type="string" office:string-value="['151']">
            <text:p>['151']</text:p>
          </table:table-cell>
          <table:table-cell office:value-type="float" office:value="1">
            <text:p>1</text:p>
          </table:table-cell>
          <table:table-cell table:formula="oooc:=[.H68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Cannon</text:p>
          </table:table-cell>
          <table:table-cell table:number-columns-repeated="245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Heavy Fusion Torpedoes</text:p>
          </table:table-cell>
          <table:table-cell table:formula="oooc:=[.$L$1]*7" office:value-type="float" office:value="1120">
            <text:p>112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134]&amp;&quot;']&quot;" office:value-type="string" office:string-value="['152']">
            <text:p>['152']</text:p>
          </table:table-cell>
          <table:table-cell office:value-type="float" office:value="1">
            <text:p>1</text:p>
          </table:table-cell>
          <table:table-cell table:formula="oooc:=[.H69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avy Fusion Torpedoes</text:p>
          </table:table-cell>
          <table:table-cell table:number-columns-repeated="245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rogressive Impact Armor</text:p>
          </table:table-cell>
          <table:table-cell table:formula="oooc:=[.$L$1]*7" office:value-type="float" office:value="1120">
            <text:p>11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135]&amp;&quot;']&quot;" office:value-type="string" office:string-value="['153']">
            <text:p>['153']</text:p>
          </table:table-cell>
          <table:table-cell office:value-type="float" office:value="1">
            <text:p>1</text:p>
          </table:table-cell>
          <table:table-cell table:formula="oooc:=[.H70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Impact Armor</text:p>
          </table:table-cell>
          <table:table-cell table:number-columns-repeated="24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rogressive Reflective Armor</text:p>
          </table:table-cell>
          <table:table-cell table:formula="oooc:=[.$L$1]*7" office:value-type="float" office:value="1120">
            <text:p>112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135]&amp;&quot;']&quot;" office:value-type="string" office:string-value="['153']">
            <text:p>['153']</text:p>
          </table:table-cell>
          <table:table-cell office:value-type="float" office:value="1">
            <text:p>1</text:p>
          </table:table-cell>
          <table:table-cell table:formula="oooc:=[.H71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Reflective Armor</text:p>
          </table:table-cell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rogressive Starship Shields</text:p>
          </table:table-cell>
          <table:table-cell table:formula="oooc:=[.$L$1]*7" office:value-type="float" office:value="1120">
            <text:p>112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136]&amp;&quot;']&quot;" office:value-type="string" office:string-value="['154']">
            <text:p>['154']</text:p>
          </table:table-cell>
          <table:table-cell office:value-type="float" office:value="1">
            <text:p>1</text:p>
          </table:table-cell>
          <table:table-cell table:formula="oooc:=[.H72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Starship Shields</text:p>
          </table:table-cell>
          <table:table-cell table:number-columns-repeated="245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rogressive Targeting Computers</text:p>
          </table:table-cell>
          <table:table-cell table:formula="oooc:=[.$L$1]*5" office:value-type="float" office:value="800">
            <text:p>80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88]&amp;&quot;']&quot;" office:value-type="string" office:string-value="['106']">
            <text:p>['106']</text:p>
          </table:table-cell>
          <table:table-cell office:value-type="float" office:value="1">
            <text:p>1</text:p>
          </table:table-cell>
          <table:table-cell table:formula="oooc:=[.H73]*[.$M$1]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Targeting Computers</text:p>
          </table:table-cell>
          <table:table-cell table:number-columns-repeated="24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MS Auto Cannon</text:p>
          </table:table-cell>
          <table:table-cell table:formula="oooc:=[.$L$1]*6" office:value-type="float" office:value="960">
            <text:p>96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string">
            <text:p>['154'+'134']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MS Auto Cannon</text:p>
          </table:table-cell>
          <table:table-cell table:number-columns-repeated="24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MS Fusion Cannon</text:p>
          </table:table-cell>
          <table:table-cell table:formula="oooc:=[.$L$1]*7" office:value-type="float" office:value="1120">
            <text:p>112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string">
            <text:p>['154'+'136']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MS Fusion Cannon</text:p>
          </table:table-cell>
          <table:table-cell table:number-columns-repeated="245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rogressive Jamming</text:p>
          </table:table-cell>
          <table:table-cell table:formula="oooc:=[.$L$1]*7" office:value-type="float" office:value="1120">
            <text:p>11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123]&amp;&quot;'+'&quot;&amp;[.A121]&amp;&quot;'+'&quot;&amp;[.A137]&amp;&quot;']&quot;" office:value-type="string" office:string-value="['141'+'139'+'155']">
            <text:p>['141'+'139'+'155']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rogressive Jamming</text:p>
          </table:table-cell>
          <table:table-cell table:number-columns-repeated="245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dvanced Logistics</text:p>
          </table:table-cell>
          <table:table-cell table:formula="oooc:=[.$L$1]*3" office:value-type="float" office:value="480">
            <text:p>48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86]&amp;&quot;']&quot;" office:value-type="string" office:string-value="['104']">
            <text:p>['104']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vanced Logistics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lasma Age of Technology</text:p>
          </table:table-cell>
          <table:table-cell table:formula="oooc:=[.$L$1]*1" office:value-type="float" office:value="160">
            <text:p>1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39]&amp;&quot;'+'&quot;&amp;[.A140]&amp;&quot;'+'&quot;&amp;[.A141]&amp;&quot;'+'&quot;&amp;[.A142]&amp;&quot;'+'&quot;&amp;[.A143]&amp;&quot;'+'&quot;&amp;[.A144]&amp;&quot;'+'&quot;&amp;[.A145]&amp;&quot;'+'&quot;&amp;[.A146]&amp;&quot;'+'&quot;&amp;[.A147]&amp;&quot;'+'&quot;&amp;[.A148]&amp;&quot;'+'&quot;&amp;[.A149]&amp;&quot;'+'&quot;&amp;[.A150]&amp;&quot;'+'&quot;&amp;[.A151]&amp;&quot;'+'&quot;&amp;[.A152]&amp;&quot;'+'&quot;&amp;[.A153]&amp;&quot;']&quot;" office:value-type="string" office:string-value="['157'+'158'+'159'+'160'+'161'+'162'+'163'+'164'+'165'+'166'+'167'+'168'+'169'+'170'+'171']">
            <text:p>['157'+'158'+'159'+'160'+'161'+'162'+'163'+'164'+'165'+'166'+'167'+'168'+'169'+'170'+'171']</text:p>
          </table:table-cell>
          <table:table-cell office:value-type="float" office:value="8">
            <text:p>8</text:p>
          </table:table-cell>
          <table:table-cell table:formula="oooc:=[.H82]*[.$M$1]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Age of Technology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Intelligent Fortresses</text:p>
          </table:table-cell>
          <table:table-cell table:formula="oooc:=[.$L$1]*2" office:value-type="float" office:value="320">
            <text:p>3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Fortresses</text:p>
          </table:table-cell>
          <table:table-cell table:number-columns-repeated="24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Intelligent Industry</text:p>
          </table:table-cell>
          <table:table-cell table:formula="oooc:=[.$L$1]*2" office:value-type="float" office:value="320">
            <text:p>32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Industry</text:p>
          </table:table-cell>
          <table:table-cell table:number-columns-repeated="245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Intelligent Starship Design</text:p>
          </table:table-cell>
          <table:table-cell table:formula="oooc:=[.$L$1]*2" office:value-type="float" office:value="320">
            <text:p>32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Starship Design</text:p>
          </table:table-cell>
          <table:table-cell table:number-columns-repeated="245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Intelligent Radar</text:p>
          </table:table-cell>
          <table:table-cell table:formula="oooc:=[.$L$1]*2" office:value-type="float" office:value="320">
            <text:p>3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Radar</text:p>
          </table:table-cell>
          <table:table-cell table:number-columns-repeated="245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Intelligent Simulation Centers</text:p>
          </table:table-cell>
          <table:table-cell table:formula="oooc:=[.$L$1]*2" office:value-type="float" office:value="320">
            <text:p>3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Simulation Centers</text:p>
          </table:table-cell>
          <table:table-cell table:number-columns-repeated="24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Ultra Starship Components</text:p>
          </table:table-cell>
          <table:table-cell table:formula="oooc:=[.$L$1]*2" office:value-type="float" office:value="320">
            <text:p>3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Starship Components</text:p>
          </table:table-cell>
          <table:table-cell table:number-columns-repeated="24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Intelligent Research Centers</text:p>
          </table:table-cell>
          <table:table-cell table:formula="oooc:=[.$L$1]*2" office:value-type="float" office:value="320">
            <text:p>3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8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Research Centers</text:p>
          </table:table-cell>
          <table:table-cell table:number-columns-repeated="24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Intelligent Construction</text:p>
          </table:table-cell>
          <table:table-cell table:formula="oooc:=[.$L$1]*2" office:value-type="float" office:value="320">
            <text:p>3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159]&amp;&quot;']&quot;" office:value-type="string" office:string-value="['200']">
            <text:p>['200']</text:p>
          </table:table-cell>
          <table:table-cell office:value-type="float" office:value="1">
            <text:p>1</text:p>
          </table:table-cell>
          <table:table-cell table:formula="oooc:=[.H9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Construction</text:p>
          </table:table-cell>
          <table:table-cell table:number-columns-repeated="24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Intelligent Fleet Academy</text:p>
          </table:table-cell>
          <table:table-cell table:formula="oooc:=[.$L$1]*3" office:value-type="float" office:value="480">
            <text:p>48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60]&amp;&quot;']&quot;" office:value-type="string" office:string-value="['201']">
            <text:p>['201']</text:p>
          </table:table-cell>
          <table:table-cell office:value-type="float" office:value="1">
            <text:p>1</text:p>
          </table:table-cell>
          <table:table-cell table:formula="oooc:=[.H9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Fleet Academy</text:p>
          </table:table-cell>
          <table:table-cell table:number-columns-repeated="245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Intelligent Marine Academy</text:p>
          </table:table-cell>
          <table:table-cell table:formula="oooc:=[.$L$1]*3" office:value-type="float" office:value="480">
            <text:p>48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60]&amp;&quot;']&quot;" office:value-type="string" office:string-value="['201']">
            <text:p>['201']</text:p>
          </table:table-cell>
          <table:table-cell office:value-type="float" office:value="1">
            <text:p>1</text:p>
          </table:table-cell>
          <table:table-cell table:formula="oooc:=[.H9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Marine Academy</text:p>
          </table:table-cell>
          <table:table-cell table:number-columns-repeated="24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Intelligent Credit Centers</text:p>
          </table:table-cell>
          <table:table-cell table:formula="oooc:=[.$L$1]*3" office:value-type="float" office:value="480">
            <text:p>48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61]&amp;&quot;']&quot;" office:value-type="string" office:string-value="['202']">
            <text:p>['202']</text:p>
          </table:table-cell>
          <table:table-cell office:value-type="float" office:value="1">
            <text:p>1</text:p>
          </table:table-cell>
          <table:table-cell table:formula="oooc:=[.H9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Credit Centers</text:p>
          </table:table-cell>
          <table:table-cell table:number-columns-repeated="245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Intelligent Alloy Factories</text:p>
          </table:table-cell>
          <table:table-cell table:formula="oooc:=[.$L$1]*3" office:value-type="float" office:value="480">
            <text:p>48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61]&amp;&quot;']&quot;" office:value-type="string" office:string-value="['202']">
            <text:p>['202']</text:p>
          </table:table-cell>
          <table:table-cell office:value-type="float" office:value="1">
            <text:p>1</text:p>
          </table:table-cell>
          <table:table-cell table:formula="oooc:=[.H9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Alloy Factories</text:p>
          </table:table-cell>
          <table:table-cell table:number-columns-repeated="245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Intelligent Starship Hulls</text:p>
          </table:table-cell>
          <table:table-cell table:formula="oooc:=[.$L$1]*3" office:value-type="float" office:value="480">
            <text:p>48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162]&amp;&quot;']&quot;" office:value-type="string" office:string-value="['203']">
            <text:p>['203']</text:p>
          </table:table-cell>
          <table:table-cell office:value-type="float" office:value="1">
            <text:p>1</text:p>
          </table:table-cell>
          <table:table-cell table:formula="oooc:=[.H9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Starship Hulls</text:p>
          </table:table-cell>
          <table:table-cell table:number-columns-repeated="245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Intelligent Jamming</text:p>
          </table:table-cell>
          <table:table-cell table:formula="oooc:=[.$L$1]*3" office:value-type="float" office:value="480">
            <text:p>48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63]&amp;&quot;']&quot;" office:value-type="string" office:string-value="['204']">
            <text:p>['204']</text:p>
          </table:table-cell>
          <table:table-cell office:value-type="float" office:value="1">
            <text:p>1</text:p>
          </table:table-cell>
          <table:table-cell table:formula="oooc:=[.H9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Jamming</text:p>
          </table:table-cell>
          <table:table-cell table:number-columns-repeated="245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lasma Starship Weapons</text:p>
          </table:table-cell>
          <table:table-cell table:formula="oooc:=[.$L$1]*3" office:value-type="float" office:value="480">
            <text:p>48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9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Starship Weapons</text:p>
          </table:table-cell>
          <table:table-cell table:number-columns-repeated="245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Intelligent Shipyards</text:p>
          </table:table-cell>
          <table:table-cell table:formula="oooc:=[.$L$1]*3" office:value-type="float" office:value="480">
            <text:p>48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167]&amp;&quot;']&quot;" office:value-type="string" office:string-value="['208']">
            <text:p>['208']</text:p>
          </table:table-cell>
          <table:table-cell office:value-type="float" office:value="1">
            <text:p>1</text:p>
          </table:table-cell>
          <table:table-cell table:formula="oooc:=[.H9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Shipyards</text:p>
          </table:table-cell>
          <table:table-cell table:number-columns-repeated="24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Intelligent Military Installations</text:p>
          </table:table-cell>
          <table:table-cell table:formula="oooc:=[.$L$1]*3" office:value-type="float" office:value="480">
            <text:p>48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167]&amp;&quot;']&quot;" office:value-type="string" office:string-value="['208']">
            <text:p>['208']</text:p>
          </table:table-cell>
          <table:table-cell office:value-type="float" office:value="1">
            <text:p>1</text:p>
          </table:table-cell>
          <table:table-cell table:formula="oooc:=[.H9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Military Installations</text:p>
          </table:table-cell>
          <table:table-cell table:number-columns-repeated="245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lasma Star Marines</text:p>
          </table:table-cell>
          <table:table-cell table:formula="oooc:=[.$L$1]*4" office:value-type="float" office:value="640">
            <text:p>64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69]&amp;&quot;']&quot;" office:value-type="string" office:string-value="['210']">
            <text:p>['210']</text:p>
          </table:table-cell>
          <table:table-cell office:value-type="float" office:value="1">
            <text:p>1</text:p>
          </table:table-cell>
          <table:table-cell table:formula="oooc:=[.H10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Star Marines</text:p>
          </table:table-cell>
          <table:table-cell table:number-columns-repeated="245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Intelligent Crystal Mines</text:p>
          </table:table-cell>
          <table:table-cell table:formula="oooc:=[.$L$1]*4" office:value-type="float" office:value="640">
            <text:p>64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70]&amp;&quot;'+'&quot;&amp;[.A171]&amp;&quot;']&quot;" office:value-type="string" office:string-value="['211'+'212']">
            <text:p>['211'+'212']</text:p>
          </table:table-cell>
          <table:table-cell office:value-type="float" office:value="2">
            <text:p>2</text:p>
          </table:table-cell>
          <table:table-cell table:formula="oooc:=[.H10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Crystal Mines</text:p>
          </table:table-cell>
          <table:table-cell table:number-columns-repeated="245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Intelligent Military Hulls</text:p>
          </table:table-cell>
          <table:table-cell table:formula="oooc:=[.$L$1]*4" office:value-type="float" office:value="640">
            <text:p>64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72]&amp;&quot;']&quot;" office:value-type="string" office:string-value="['213']">
            <text:p>['213']</text:p>
          </table:table-cell>
          <table:table-cell office:value-type="float" office:value="1">
            <text:p>1</text:p>
          </table:table-cell>
          <table:table-cell table:formula="oooc:=[.H10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Military Hulls</text:p>
          </table:table-cell>
          <table:table-cell table:number-columns-repeated="245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Intelligent Platforms</text:p>
          </table:table-cell>
          <table:table-cell table:formula="oooc:=[.$L$1]*4" office:value-type="float" office:value="640">
            <text:p>640</text:p>
          </table:table-cell>
          <table:table-cell table:formula="oooc:=[.$L$1]*6" office:value-type="float" office:value="960">
            <text:p>960</text:p>
          </table:table-cell>
          <table:table-cell office:value-type="float" office:value="0">
            <text:p>0</text:p>
          </table:table-cell>
          <table:table-cell table:formula="oooc:=&quot;['&quot;&amp;[.A172]&amp;&quot;']&quot;" office:value-type="string" office:string-value="['213']">
            <text:p>['213']</text:p>
          </table:table-cell>
          <table:table-cell office:value-type="float" office:value="1">
            <text:p>1</text:p>
          </table:table-cell>
          <table:table-cell table:formula="oooc:=[.H10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Platforms</text:p>
          </table:table-cell>
          <table:table-cell table:number-columns-repeated="245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Intelligent TroopShips</text:p>
          </table:table-cell>
          <table:table-cell table:formula="oooc:=[.$L$1]*4" office:value-type="float" office:value="640">
            <text:p>64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172]&amp;&quot;']&quot;" office:value-type="string" office:string-value="['213']">
            <text:p>['213']</text:p>
          </table:table-cell>
          <table:table-cell office:value-type="float" office:value="1">
            <text:p>1</text:p>
          </table:table-cell>
          <table:table-cell table:formula="oooc:=[.H10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TroopShips</text:p>
          </table:table-cell>
          <table:table-cell table:number-columns-repeated="24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lasma Drones</text:p>
          </table:table-cell>
          <table:table-cell table:formula="oooc:=[.$L$1]*4" office:value-type="float" office:value="640">
            <text:p>64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74]&amp;&quot;']&quot;" office:value-type="string" office:string-value="['215']">
            <text:p>['215']</text:p>
          </table:table-cell>
          <table:table-cell office:value-type="float" office:value="1">
            <text:p>1</text:p>
          </table:table-cell>
          <table:table-cell table:formula="oooc:=[.H10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Drones</text:p>
          </table:table-cell>
          <table:table-cell table:number-columns-repeated="245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lasma Impact Weapons</text:p>
          </table:table-cell>
          <table:table-cell table:formula="oooc:=[.$L$1]*4" office:value-type="float" office:value="640">
            <text:p>64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74]&amp;&quot;']&quot;" office:value-type="string" office:string-value="['215']">
            <text:p>['215']</text:p>
          </table:table-cell>
          <table:table-cell office:value-type="float" office:value="1">
            <text:p>1</text:p>
          </table:table-cell>
          <table:table-cell table:formula="oooc:=[.H10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Impact Weapons</text:p>
          </table:table-cell>
          <table:table-cell table:number-columns-repeated="245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lasma Energy Weapons</text:p>
          </table:table-cell>
          <table:table-cell table:formula="oooc:=[.$L$1]*4" office:value-type="float" office:value="640">
            <text:p>64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74]&amp;&quot;']&quot;" office:value-type="string" office:string-value="['215']">
            <text:p>['215']</text:p>
          </table:table-cell>
          <table:table-cell office:value-type="float" office:value="1">
            <text:p>1</text:p>
          </table:table-cell>
          <table:table-cell table:formula="oooc:=[.H10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Energy Weapons</text:p>
          </table:table-cell>
          <table:table-cell table:number-columns-repeated="24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Intelligent Warp Gates</text:p>
          </table:table-cell>
          <table:table-cell table:formula="oooc:=[.$L$1]*4" office:value-type="float" office:value="640">
            <text:p>64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175]&amp;&quot;'+'&quot;&amp;[.A176]&amp;&quot;']&quot;" office:value-type="string" office:string-value="['216'+'217']">
            <text:p>['216'+'217']</text:p>
          </table:table-cell>
          <table:table-cell office:value-type="float" office:value="2">
            <text:p>2</text:p>
          </table:table-cell>
          <table:table-cell table:formula="oooc:=[.H10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Warp Gates</text:p>
          </table:table-cell>
          <table:table-cell table:number-columns-repeated="245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Light Plasma Infantry</text:p>
          </table:table-cell>
          <table:table-cell table:formula="oooc:=[.$L$1]*5" office:value-type="float" office:value="800">
            <text:p>80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77]&amp;&quot;']&quot;" office:value-type="string" office:string-value="['218']">
            <text:p>['218']</text:p>
          </table:table-cell>
          <table:table-cell office:value-type="float" office:value="1">
            <text:p>1</text:p>
          </table:table-cell>
          <table:table-cell table:formula="oooc:=[.H10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ght Plasma Infantry</text:p>
          </table:table-cell>
          <table:table-cell table:number-columns-repeated="245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ight Plasma Mechanized</text:p>
          </table:table-cell>
          <table:table-cell table:formula="oooc:=[.$L$1]*5" office:value-type="float" office:value="800">
            <text:p>80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77]&amp;&quot;']&quot;" office:value-type="string" office:string-value="['218']">
            <text:p>['218']</text:p>
          </table:table-cell>
          <table:table-cell office:value-type="float" office:value="1">
            <text:p>1</text:p>
          </table:table-cell>
          <table:table-cell table:formula="oooc:=[.H11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ght Plasma Mechanized</text:p>
          </table:table-cell>
          <table:table-cell table:number-columns-repeated="245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Light Plasma Artillery</text:p>
          </table:table-cell>
          <table:table-cell table:formula="oooc:=[.$L$1]*5" office:value-type="float" office:value="800">
            <text:p>80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77]&amp;&quot;']&quot;" office:value-type="string" office:string-value="['218']">
            <text:p>['218']</text:p>
          </table:table-cell>
          <table:table-cell office:value-type="float" office:value="1">
            <text:p>1</text:p>
          </table:table-cell>
          <table:table-cell table:formula="oooc:=[.H11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ight Plasma Artillery</text:p>
          </table:table-cell>
          <table:table-cell table:number-columns-repeated="24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Intelligent Synthetic Systems</text:p>
          </table:table-cell>
          <table:table-cell table:formula="oooc:=[.$L$1]*5" office:value-type="float" office:value="800">
            <text:p>80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178]&amp;&quot;']&quot;" office:value-type="string" office:string-value="['219']">
            <text:p>['219']</text:p>
          </table:table-cell>
          <table:table-cell office:value-type="float" office:value="1">
            <text:p>1</text:p>
          </table:table-cell>
          <table:table-cell table:formula="oooc:=[.H11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elligent Synthetic Systems</text:p>
          </table:table-cell>
          <table:table-cell table:number-columns-repeated="24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ruisers</text:p>
          </table:table-cell>
          <table:table-cell table:formula="oooc:=[.$L$1]*5" office:value-type="float" office:value="800">
            <text:p>80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79]&amp;&quot;']&quot;" office:value-type="string" office:string-value="['220']">
            <text:p>['220']</text:p>
          </table:table-cell>
          <table:table-cell office:value-type="float" office:value="1">
            <text:p>1</text:p>
          </table:table-cell>
          <table:table-cell table:formula="oooc:=[.H11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ruisers</text:p>
          </table:table-cell>
          <table:table-cell table:number-columns-repeated="245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lasma Interceptor Drones</text:p>
          </table:table-cell>
          <table:table-cell table:formula="oooc:=[.$L$1]*5" office:value-type="float" office:value="800">
            <text:p>80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82]&amp;&quot;']&quot;" office:value-type="string" office:string-value="['223']">
            <text:p>['223']</text:p>
          </table:table-cell>
          <table:table-cell office:value-type="float" office:value="1">
            <text:p>1</text:p>
          </table:table-cell>
          <table:table-cell table:formula="oooc:=[.H11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Interceptor Drones</text:p>
          </table:table-cell>
          <table:table-cell table:number-columns-repeated="245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lasma Bomber Drones</text:p>
          </table:table-cell>
          <table:table-cell table:formula="oooc:=[.$L$1]*5" office:value-type="float" office:value="800">
            <text:p>80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82]&amp;&quot;']&quot;" office:value-type="string" office:string-value="['223']">
            <text:p>['223']</text:p>
          </table:table-cell>
          <table:table-cell office:value-type="float" office:value="1">
            <text:p>1</text:p>
          </table:table-cell>
          <table:table-cell table:formula="oooc:=[.H11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Bomber Drones</text:p>
          </table:table-cell>
          <table:table-cell table:number-columns-repeated="245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Rail Gun</text:p>
          </table:table-cell>
          <table:table-cell table:formula="oooc:=[.$L$1]*5" office:value-type="float" office:value="800">
            <text:p>80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83]&amp;&quot;']&quot;" office:value-type="string" office:string-value="['224']">
            <text:p>['224']</text:p>
          </table:table-cell>
          <table:table-cell office:value-type="float" office:value="1">
            <text:p>1</text:p>
          </table:table-cell>
          <table:table-cell table:formula="oooc:=[.H11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il Gun</text:p>
          </table:table-cell>
          <table:table-cell table:number-columns-repeated="245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lasma Missiles</text:p>
          </table:table-cell>
          <table:table-cell table:formula="oooc:=[.$L$1]*5" office:value-type="float" office:value="800">
            <text:p>80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83]&amp;&quot;']&quot;" office:value-type="string" office:string-value="['224']">
            <text:p>['224']</text:p>
          </table:table-cell>
          <table:table-cell office:value-type="float" office:value="1">
            <text:p>1</text:p>
          </table:table-cell>
          <table:table-cell table:formula="oooc:=[.H11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Missiles</text:p>
          </table:table-cell>
          <table:table-cell table:number-columns-repeated="245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lasma Cannon</text:p>
          </table:table-cell>
          <table:table-cell table:formula="oooc:=[.$L$1]*5" office:value-type="float" office:value="800">
            <text:p>80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84]&amp;&quot;']&quot;" office:value-type="string" office:string-value="['225']">
            <text:p>['225']</text:p>
          </table:table-cell>
          <table:table-cell office:value-type="float" office:value="1">
            <text:p>1</text:p>
          </table:table-cell>
          <table:table-cell table:formula="oooc:=[.H11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Cannon</text:p>
          </table:table-cell>
          <table:table-cell table:number-columns-repeated="245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lasma Torpedoes</text:p>
          </table:table-cell>
          <table:table-cell table:formula="oooc:=[.$L$1]*5" office:value-type="float" office:value="800">
            <text:p>80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184]&amp;&quot;']&quot;" office:value-type="string" office:string-value="['225']">
            <text:p>['225']</text:p>
          </table:table-cell>
          <table:table-cell office:value-type="float" office:value="1">
            <text:p>1</text:p>
          </table:table-cell>
          <table:table-cell table:formula="oooc:=[.H11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asma Torpedoes</text:p>
          </table:table-cell>
          <table:table-cell table:number-columns-repeated="24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Ultra Defensive Systems</text:p>
          </table:table-cell>
          <table:table-cell table:formula="oooc:=[.$L$1]*5" office:value-type="float" office:value="800">
            <text:p>80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12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Defensive Systems</text:p>
          </table:table-cell>
          <table:table-cell table:number-columns-repeated="24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Ultra Starship Engines</text:p>
          </table:table-cell>
          <table:table-cell table:formula="oooc:=[.$L$1]*6" office:value-type="float" office:value="960">
            <text:p>96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230]&amp;&quot;']&quot;" office:value-type="string" office:string-value="['271']">
            <text:p>['271']</text:p>
          </table:table-cell>
          <table:table-cell office:value-type="float" office:value="1">
            <text:p>1</text:p>
          </table:table-cell>
          <table:table-cell table:formula="oooc:=[.H12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Starship Engines</text:p>
          </table:table-cell>
          <table:table-cell table:number-columns-repeated="245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Ultra Rotation Thrusters</text:p>
          </table:table-cell>
          <table:table-cell table:formula="oooc:=[.$L$1]*5" office:value-type="float" office:value="800">
            <text:p>80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12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Rotation Thrusters</text:p>
          </table:table-cell>
          <table:table-cell table:number-columns-repeated="245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Ultra Power Plants</text:p>
          </table:table-cell>
          <table:table-cell table:formula="oooc:=[.$L$1]*6" office:value-type="float" office:value="960">
            <text:p>96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199]&amp;&quot;'+'&quot;&amp;[.A215]&amp;&quot;']&quot;" office:value-type="string" office:string-value="['240'+'256']">
            <text:p>['240'+'256']</text:p>
          </table:table-cell>
          <table:table-cell office:value-type="float" office:value="2">
            <text:p>2</text:p>
          </table:table-cell>
          <table:table-cell table:formula="oooc:=[.H12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Power Plants</text:p>
          </table:table-cell>
          <table:table-cell table:number-columns-repeated="245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Ultra Radar</text:p>
          </table:table-cell>
          <table:table-cell table:formula="oooc:=[.$L$1]*5" office:value-type="float" office:value="800">
            <text:p>80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12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Radar</text:p>
          </table:table-cell>
          <table:table-cell table:number-columns-repeated="245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edium Plasma Infantry</text:p>
          </table:table-cell>
          <table:table-cell table:formula="oooc:=[.$L$1]*6" office:value-type="float" office:value="960">
            <text:p>96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186]&amp;&quot;']&quot;" office:value-type="string" office:string-value="['227']">
            <text:p>['227']</text:p>
          </table:table-cell>
          <table:table-cell office:value-type="float" office:value="1">
            <text:p>1</text:p>
          </table:table-cell>
          <table:table-cell table:formula="oooc:=[.H12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Infantry</text:p>
          </table:table-cell>
          <table:table-cell table:number-columns-repeated="245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edium Plasma Mechanized</text:p>
          </table:table-cell>
          <table:table-cell table:formula="oooc:=[.$L$1]*6" office:value-type="float" office:value="960">
            <text:p>96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187]&amp;&quot;']&quot;" office:value-type="string" office:string-value="['228']">
            <text:p>['228']</text:p>
          </table:table-cell>
          <table:table-cell office:value-type="float" office:value="1">
            <text:p>1</text:p>
          </table:table-cell>
          <table:table-cell table:formula="oooc:=[.H12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Mechanized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edium Plasma Artillery</text:p>
          </table:table-cell>
          <table:table-cell table:formula="oooc:=[.$L$1]*6" office:value-type="float" office:value="960">
            <text:p>96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188]&amp;&quot;']&quot;" office:value-type="string" office:string-value="['229']">
            <text:p>['229']</text:p>
          </table:table-cell>
          <table:table-cell office:value-type="float" office:value="1">
            <text:p>1</text:p>
          </table:table-cell>
          <table:table-cell table:formula="oooc:=[.H12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Artillery</text:p>
          </table:table-cell>
          <table:table-cell table:number-columns-repeated="245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Battle Cruisers</text:p>
          </table:table-cell>
          <table:table-cell table:formula="oooc:=[.$L$1]*6" office:value-type="float" office:value="960">
            <text:p>960</text:p>
          </table:table-cell>
          <table:table-cell table:formula="oooc:=[.$L$1]*5"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ooc:=&quot;['&quot;&amp;[.A190]&amp;&quot;']&quot;" office:value-type="string" office:string-value="['231']">
            <text:p>['231']</text:p>
          </table:table-cell>
          <table:table-cell office:value-type="float" office:value="1">
            <text:p>1</text:p>
          </table:table-cell>
          <table:table-cell table:formula="oooc:=[.H128]*[.$M$1]"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attle Cruisers</text:p>
          </table:table-cell>
          <table:table-cell table:number-columns-repeated="245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edium Plasma Interceptors</text:p>
          </table:table-cell>
          <table:table-cell table:formula="oooc:=[.$L$1]*6" office:value-type="float" office:value="960">
            <text:p>96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91]&amp;&quot;']&quot;" office:value-type="string" office:string-value="['232']">
            <text:p>['232']</text:p>
          </table:table-cell>
          <table:table-cell office:value-type="float" office:value="1">
            <text:p>1</text:p>
          </table:table-cell>
          <table:table-cell table:formula="oooc:=[.H12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Interceptors</text:p>
          </table:table-cell>
          <table:table-cell table:number-columns-repeated="245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edium Plasma Bombers</text:p>
          </table:table-cell>
          <table:table-cell table:formula="oooc:=[.$L$1]*6" office:value-type="float" office:value="960">
            <text:p>96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192]&amp;&quot;']&quot;" office:value-type="string" office:string-value="['233']">
            <text:p>['233']</text:p>
          </table:table-cell>
          <table:table-cell office:value-type="float" office:value="1">
            <text:p>1</text:p>
          </table:table-cell>
          <table:table-cell table:formula="oooc:=[.H13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Bombers</text:p>
          </table:table-cell>
          <table:table-cell table:number-columns-repeated="245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edium Rail Gun</text:p>
          </table:table-cell>
          <table:table-cell table:formula="oooc:=[.$L$1]*6" office:value-type="float" office:value="960">
            <text:p>96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193]&amp;&quot;']&quot;" office:value-type="string" office:string-value="['234']">
            <text:p>['234']</text:p>
          </table:table-cell>
          <table:table-cell office:value-type="float" office:value="1">
            <text:p>1</text:p>
          </table:table-cell>
          <table:table-cell table:formula="oooc:=[.H13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Rail Gun</text:p>
          </table:table-cell>
          <table:table-cell table:number-columns-repeated="24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edium Plasma Missiles</text:p>
          </table:table-cell>
          <table:table-cell table:formula="oooc:=[.$L$1]*6" office:value-type="float" office:value="960">
            <text:p>96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194]&amp;&quot;']&quot;" office:value-type="string" office:string-value="['235']">
            <text:p>['235']</text:p>
          </table:table-cell>
          <table:table-cell office:value-type="float" office:value="1">
            <text:p>1</text:p>
          </table:table-cell>
          <table:table-cell table:formula="oooc:=[.H13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Missiles</text:p>
          </table:table-cell>
          <table:table-cell table:number-columns-repeated="24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edium Plasma Cannon</text:p>
          </table:table-cell>
          <table:table-cell table:formula="oooc:=[.$L$1]*6" office:value-type="float" office:value="960">
            <text:p>96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195]&amp;&quot;']&quot;" office:value-type="string" office:string-value="['236']">
            <text:p>['236']</text:p>
          </table:table-cell>
          <table:table-cell office:value-type="float" office:value="1">
            <text:p>1</text:p>
          </table:table-cell>
          <table:table-cell table:formula="oooc:=[.H13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Cannon</text:p>
          </table:table-cell>
          <table:table-cell table:number-columns-repeated="245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dium Plasma Torpedoes</text:p>
          </table:table-cell>
          <table:table-cell table:formula="oooc:=[.$L$1]*6" office:value-type="float" office:value="960">
            <text:p>96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196]&amp;&quot;']&quot;" office:value-type="string" office:string-value="['237']">
            <text:p>['237']</text:p>
          </table:table-cell>
          <table:table-cell office:value-type="float" office:value="1">
            <text:p>1</text:p>
          </table:table-cell>
          <table:table-cell table:formula="oooc:=[.H13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edium Plasma Torpedoes</text:p>
          </table:table-cell>
          <table:table-cell table:number-columns-repeated="245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Ultra StarShip Armor</text:p>
          </table:table-cell>
          <table:table-cell table:formula="oooc:=[.$L$1]*6" office:value-type="float" office:value="960">
            <text:p>96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197]&amp;&quot;']&quot;" office:value-type="string" office:string-value="['238']">
            <text:p>['238']</text:p>
          </table:table-cell>
          <table:table-cell office:value-type="float" office:value="1">
            <text:p>1</text:p>
          </table:table-cell>
          <table:table-cell table:formula="oooc:=[.H13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StarShip Armor</text:p>
          </table:table-cell>
          <table:table-cell table:number-columns-repeated="245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Ultra Anti-Missile System</text:p>
          </table:table-cell>
          <table:table-cell table:formula="oooc:=[.$L$1]*6" office:value-type="float" office:value="960">
            <text:p>96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197]&amp;&quot;']&quot;" office:value-type="string" office:string-value="['238']">
            <text:p>['238']</text:p>
          </table:table-cell>
          <table:table-cell office:value-type="float" office:value="1">
            <text:p>1</text:p>
          </table:table-cell>
          <table:table-cell table:formula="oooc:=[.H13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Anti-Missile System</text:p>
          </table:table-cell>
          <table:table-cell table:number-columns-repeated="245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Ultra Engineering Stations</text:p>
          </table:table-cell>
          <table:table-cell table:formula="oooc:=[.$L$1]*6" office:value-type="float" office:value="960">
            <text:p>960</text:p>
          </table:table-cell>
          <table:table-cell table:formula="oooc:=[.$L$1]*20" office:value-type="float" office:value="3200">
            <text:p>3200</text:p>
          </table:table-cell>
          <table:table-cell office:value-type="float" office:value="0">
            <text:p>0</text:p>
          </table:table-cell>
          <table:table-cell table:formula="oooc:=&quot;['&quot;&amp;[.A201]&amp;&quot;']&quot;" office:value-type="string" office:string-value="['242']">
            <text:p>['242']</text:p>
          </table:table-cell>
          <table:table-cell office:value-type="float" office:value="1">
            <text:p>1</text:p>
          </table:table-cell>
          <table:table-cell table:formula="oooc:=[.H13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Engineering Stations</text:p>
          </table:table-cell>
          <table:table-cell table:number-columns-repeated="245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Ultra Starship Batteries</text:p>
          </table:table-cell>
          <table:table-cell table:formula="oooc:=[.$L$1]*5" office:value-type="float" office:value="800">
            <text:p>80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13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Starship Batteries</text:p>
          </table:table-cell>
          <table:table-cell table:number-columns-repeated="245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Heavy Plasma Infantry</text:p>
          </table:table-cell>
          <table:table-cell table:formula="oooc:=[.$L$1]*7" office:value-type="float" office:value="1120">
            <text:p>1120</text:p>
          </table:table-cell>
          <table:table-cell table:formula="oooc:=[.$L$1]*1"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ooc:=&quot;['&quot;&amp;[.A202]&amp;&quot;']&quot;" office:value-type="string" office:string-value="['243']">
            <text:p>['243']</text:p>
          </table:table-cell>
          <table:table-cell office:value-type="float" office:value="1">
            <text:p>1</text:p>
          </table:table-cell>
          <table:table-cell table:formula="oooc:=[.H13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Infantry</text:p>
          </table:table-cell>
          <table:table-cell table:number-columns-repeated="245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Heavy Plasma Mechanized</text:p>
          </table:table-cell>
          <table:table-cell table:formula="oooc:=[.$L$1]*7" office:value-type="float" office:value="1120">
            <text:p>1120</text:p>
          </table:table-cell>
          <table:table-cell table:formula="oooc:=[.$L$1]*2"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ooc:=&quot;['&quot;&amp;[.A203]&amp;&quot;']&quot;" office:value-type="string" office:string-value="['244']">
            <text:p>['244']</text:p>
          </table:table-cell>
          <table:table-cell office:value-type="float" office:value="1">
            <text:p>1</text:p>
          </table:table-cell>
          <table:table-cell table:formula="oooc:=[.H14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Mechanized</text:p>
          </table:table-cell>
          <table:table-cell table:number-columns-repeated="245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Heavy Plasma Artillery</text:p>
          </table:table-cell>
          <table:table-cell table:formula="oooc:=[.$L$1]*7" office:value-type="float" office:value="1120">
            <text:p>1120</text:p>
          </table:table-cell>
          <table:table-cell table:formula="oooc:=[.$L$1]*3"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ooc:=&quot;['&quot;&amp;[.A204]&amp;&quot;']&quot;" office:value-type="string" office:string-value="['245']">
            <text:p>['245']</text:p>
          </table:table-cell>
          <table:table-cell office:value-type="float" office:value="1">
            <text:p>1</text:p>
          </table:table-cell>
          <table:table-cell table:formula="oooc:=[.H14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Artillery</text:p>
          </table:table-cell>
          <table:table-cell table:number-columns-repeated="245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eavy Cruisers</text:p>
          </table:table-cell>
          <table:table-cell table:formula="oooc:=[.$L$1]*6" office:value-type="float" office:value="960">
            <text:p>96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205]&amp;&quot;']&quot;" office:value-type="string" office:string-value="['246']">
            <text:p>['246']</text:p>
          </table:table-cell>
          <table:table-cell office:value-type="float" office:value="1">
            <text:p>1</text:p>
          </table:table-cell>
          <table:table-cell table:formula="oooc:=[.H142]*[.$M$1]"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Cruisers</text:p>
          </table:table-cell>
          <table:table-cell table:number-columns-repeated="245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Heavy Carriers</text:p>
          </table:table-cell>
          <table:table-cell table:formula="oooc:=[.$L$1]*5" office:value-type="float" office:value="800">
            <text:p>800</text:p>
          </table:table-cell>
          <table:table-cell table:formula="oooc:=[.$L$1]*7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formula="oooc:=&quot;['&quot;&amp;[.A180]&amp;&quot;'+'&quot;&amp;[.A181]&amp;&quot;'+'&quot;&amp;[.A182]&amp;&quot;']&quot;" office:value-type="string" office:string-value="['221'+'222'+'223']">
            <text:p>['221'+'222'+'223']</text:p>
          </table:table-cell>
          <table:table-cell office:value-type="float" office:value="3">
            <text:p>3</text:p>
          </table:table-cell>
          <table:table-cell table:formula="oooc:=[.H143]*[.$M$1]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Carriers</text:p>
          </table:table-cell>
          <table:table-cell table:number-columns-repeated="245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Heavy Plasma Interceptors</text:p>
          </table:table-cell>
          <table:table-cell table:formula="oooc:=[.$L$1]*7" office:value-type="float" office:value="1120">
            <text:p>112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206]&amp;&quot;']&quot;" office:value-type="string" office:string-value="['247']">
            <text:p>['247']</text:p>
          </table:table-cell>
          <table:table-cell office:value-type="float" office:value="1">
            <text:p>1</text:p>
          </table:table-cell>
          <table:table-cell table:formula="oooc:=[.H144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Interceptors</text:p>
          </table:table-cell>
          <table:table-cell table:number-columns-repeated="245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Heavy Plasma Bombers</text:p>
          </table:table-cell>
          <table:table-cell table:formula="oooc:=[.$L$1]*7" office:value-type="float" office:value="1120">
            <text:p>1120</text:p>
          </table:table-cell>
          <table:table-cell table:formula="oooc:=[.$L$1]*9" office:value-type="float" office:value="1440">
            <text:p>1440</text:p>
          </table:table-cell>
          <table:table-cell office:value-type="float" office:value="0">
            <text:p>0</text:p>
          </table:table-cell>
          <table:table-cell table:formula="oooc:=&quot;['&quot;&amp;[.A207]&amp;&quot;']&quot;" office:value-type="string" office:string-value="['248']">
            <text:p>['248']</text:p>
          </table:table-cell>
          <table:table-cell office:value-type="float" office:value="1">
            <text:p>1</text:p>
          </table:table-cell>
          <table:table-cell table:formula="oooc:=[.H145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Bombers</text:p>
          </table:table-cell>
          <table:table-cell table:number-columns-repeated="245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Heavy Rail Gun</text:p>
          </table:table-cell>
          <table:table-cell table:formula="oooc:=[.$L$1]*7" office:value-type="float" office:value="1120">
            <text:p>1120</text:p>
          </table:table-cell>
          <table:table-cell table:formula="oooc:=[.$L$1]*10"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ooc:=&quot;['&quot;&amp;[.A208]&amp;&quot;']&quot;" office:value-type="string" office:string-value="['249']">
            <text:p>['249']</text:p>
          </table:table-cell>
          <table:table-cell office:value-type="float" office:value="1">
            <text:p>1</text:p>
          </table:table-cell>
          <table:table-cell table:formula="oooc:=[.H146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Rail Gun</text:p>
          </table:table-cell>
          <table:table-cell table:number-columns-repeated="245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Heavy Plasma Missiles</text:p>
          </table:table-cell>
          <table:table-cell table:formula="oooc:=[.$L$1]*7" office:value-type="float" office:value="1120">
            <text:p>1120</text:p>
          </table:table-cell>
          <table:table-cell table:formula="oooc:=[.$L$1]*11" office:value-type="float" office:value="1760">
            <text:p>1760</text:p>
          </table:table-cell>
          <table:table-cell office:value-type="float" office:value="0">
            <text:p>0</text:p>
          </table:table-cell>
          <table:table-cell table:formula="oooc:=&quot;['&quot;&amp;[.A209]&amp;&quot;']&quot;" office:value-type="string" office:string-value="['250']">
            <text:p>['250']</text:p>
          </table:table-cell>
          <table:table-cell office:value-type="float" office:value="1">
            <text:p>1</text:p>
          </table:table-cell>
          <table:table-cell table:formula="oooc:=[.H147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Missiles</text:p>
          </table:table-cell>
          <table:table-cell table:number-columns-repeated="245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Heavy Plasma Cannon</text:p>
          </table:table-cell>
          <table:table-cell table:formula="oooc:=[.$L$1]*7" office:value-type="float" office:value="1120">
            <text:p>1120</text:p>
          </table:table-cell>
          <table:table-cell table:formula="oooc:=[.$L$1]*12" office:value-type="float" office:value="1920">
            <text:p>1920</text:p>
          </table:table-cell>
          <table:table-cell office:value-type="float" office:value="0">
            <text:p>0</text:p>
          </table:table-cell>
          <table:table-cell table:formula="oooc:=&quot;['&quot;&amp;[.A210]&amp;&quot;']&quot;" office:value-type="string" office:string-value="['251']">
            <text:p>['251']</text:p>
          </table:table-cell>
          <table:table-cell office:value-type="float" office:value="1">
            <text:p>1</text:p>
          </table:table-cell>
          <table:table-cell table:formula="oooc:=[.H148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Cannon</text:p>
          </table:table-cell>
          <table:table-cell table:number-columns-repeated="245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Heavy Plasma Torpedoes</text:p>
          </table:table-cell>
          <table:table-cell table:formula="oooc:=[.$L$1]*7" office:value-type="float" office:value="1120">
            <text:p>1120</text:p>
          </table:table-cell>
          <table:table-cell table:formula="oooc:=[.$L$1]*13" office:value-type="float" office:value="2080">
            <text:p>2080</text:p>
          </table:table-cell>
          <table:table-cell office:value-type="float" office:value="0">
            <text:p>0</text:p>
          </table:table-cell>
          <table:table-cell table:formula="oooc:=&quot;['&quot;&amp;[.A211]&amp;&quot;']&quot;" office:value-type="string" office:string-value="['252']">
            <text:p>['252']</text:p>
          </table:table-cell>
          <table:table-cell office:value-type="float" office:value="1">
            <text:p>1</text:p>
          </table:table-cell>
          <table:table-cell table:formula="oooc:=[.H149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eavy Plasma Torpedoes</text:p>
          </table:table-cell>
          <table:table-cell table:number-columns-repeated="245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Ultra Impact Armor</text:p>
          </table:table-cell>
          <table:table-cell table:formula="oooc:=[.$L$1]*7" office:value-type="float" office:value="1120">
            <text:p>1120</text:p>
          </table:table-cell>
          <table:table-cell table:formula="oooc:=[.$L$1]*14" office:value-type="float" office:value="2240">
            <text:p>2240</text:p>
          </table:table-cell>
          <table:table-cell office:value-type="float" office:value="0">
            <text:p>0</text:p>
          </table:table-cell>
          <table:table-cell table:formula="oooc:=&quot;['&quot;&amp;[.A212]&amp;&quot;']&quot;" office:value-type="string" office:string-value="['253']">
            <text:p>['253']</text:p>
          </table:table-cell>
          <table:table-cell office:value-type="float" office:value="1">
            <text:p>1</text:p>
          </table:table-cell>
          <table:table-cell table:formula="oooc:=[.H150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Impact Armor</text:p>
          </table:table-cell>
          <table:table-cell table:number-columns-repeated="245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Ultra Reflective Armor</text:p>
          </table:table-cell>
          <table:table-cell table:formula="oooc:=[.$L$1]*7" office:value-type="float" office:value="1120">
            <text:p>1120</text:p>
          </table:table-cell>
          <table:table-cell table:formula="oooc:=[.$L$1]*15" office:value-type="float" office:value="2400">
            <text:p>2400</text:p>
          </table:table-cell>
          <table:table-cell office:value-type="float" office:value="0">
            <text:p>0</text:p>
          </table:table-cell>
          <table:table-cell table:formula="oooc:=&quot;['&quot;&amp;[.A212]&amp;&quot;']&quot;" office:value-type="string" office:string-value="['253']">
            <text:p>['253']</text:p>
          </table:table-cell>
          <table:table-cell office:value-type="float" office:value="1">
            <text:p>1</text:p>
          </table:table-cell>
          <table:table-cell table:formula="oooc:=[.H151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Reflective Armor</text:p>
          </table:table-cell>
          <table:table-cell table:number-columns-repeated="24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Ultra Starship Shields</text:p>
          </table:table-cell>
          <table:table-cell table:formula="oooc:=[.$L$1]*7" office:value-type="float" office:value="1120">
            <text:p>1120</text:p>
          </table:table-cell>
          <table:table-cell table:formula="oooc:=[.$L$1]*17" office:value-type="float" office:value="2720">
            <text:p>2720</text:p>
          </table:table-cell>
          <table:table-cell office:value-type="float" office:value="0">
            <text:p>0</text:p>
          </table:table-cell>
          <table:table-cell table:formula="oooc:=&quot;['&quot;&amp;[.A213]&amp;&quot;']&quot;" office:value-type="string" office:string-value="['254']">
            <text:p>['254']</text:p>
          </table:table-cell>
          <table:table-cell office:value-type="float" office:value="1">
            <text:p>1</text:p>
          </table:table-cell>
          <table:table-cell table:formula="oooc:=[.H152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Starship Shields</text:p>
          </table:table-cell>
          <table:table-cell table:number-columns-repeated="245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Ultra Targeting Computers</text:p>
          </table:table-cell>
          <table:table-cell table:formula="oooc:=[.$L$1]*5" office:value-type="float" office:value="800">
            <text:p>800</text:p>
          </table:table-cell>
          <table:table-cell table:formula="oooc:=[.$L$1]*18" office:value-type="float" office:value="2880">
            <text:p>2880</text:p>
          </table:table-cell>
          <table:table-cell office:value-type="float" office:value="0">
            <text:p>0</text:p>
          </table:table-cell>
          <table:table-cell table:formula="oooc:=&quot;['&quot;&amp;[.A165]&amp;&quot;']&quot;" office:value-type="string" office:string-value="['206']">
            <text:p>['206']</text:p>
          </table:table-cell>
          <table:table-cell office:value-type="float" office:value="1">
            <text:p>1</text:p>
          </table:table-cell>
          <table:table-cell table:formula="oooc:=[.H153]*[.$M$1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Targeting Computers</text:p>
          </table:table-cell>
          <table:table-cell table:number-columns-repeated="245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Dreadnoughts</text:p>
          </table:table-cell>
          <table:table-cell table:formula="oooc:=[.$L$1]*7" office:value-type="float" office:value="1120">
            <text:p>112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219]&amp;&quot;']&quot;" office:value-type="string" office:string-value="['260']">
            <text:p>['260']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readnoughts</text:p>
          </table:table-cell>
          <table:table-cell table:number-columns-repeated="245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uper Dreadnoughts</text:p>
          </table:table-cell>
          <table:table-cell table:formula="oooc:=[.$L$1]*9" office:value-type="float" office:value="1440">
            <text:p>1440</text:p>
          </table:table-cell>
          <table:table-cell table:formula="oooc:=[.$L$1]*4" office:value-type="float" office:value="640">
            <text:p>640</text:p>
          </table:table-cell>
          <table:table-cell office:value-type="float" office:value="0">
            <text:p>0</text:p>
          </table:table-cell>
          <table:table-cell table:formula="oooc:=&quot;['&quot;&amp;[.A231]&amp;&quot;']&quot;" office:value-type="string" office:string-value="['272']">
            <text:p>['272']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uper Dreadnoughts</text:p>
          </table:table-cell>
          <table:table-cell table:number-columns-repeated="245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MS Rail Gun</text:p>
          </table:table-cell>
          <table:table-cell table:formula="oooc:=[.$L$1]*6" office:value-type="float" office:value="960">
            <text:p>96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string">
            <text:p>['254'+'234']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MS Rail Gun</text:p>
          </table:table-cell>
          <table:table-cell table:number-columns-repeated="245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MS Plasma Cannon</text:p>
          </table:table-cell>
          <table:table-cell table:formula="oooc:=[.$L$1]*7" office:value-type="float" office:value="1120">
            <text:p>1120</text:p>
          </table:table-cell>
          <table:table-cell table:formula="oooc:=[.$L$1]*16"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string">
            <text:p>['254'+'236']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MS Plasma Cannon</text:p>
          </table:table-cell>
          <table:table-cell table:number-columns-repeated="245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Ultra Jamming</text:p>
          </table:table-cell>
          <table:table-cell table:formula="oooc:=[.$L$1]*7" office:value-type="float" office:value="1120">
            <text:p>1120</text:p>
          </table:table-cell>
          <table:table-cell table:formula="oooc:=[.$L$1]*19" office:value-type="float" office:value="3040">
            <text:p>3040</text:p>
          </table:table-cell>
          <table:table-cell office:value-type="float" office:value="0">
            <text:p>0</text:p>
          </table:table-cell>
          <table:table-cell table:formula="oooc:=&quot;['&quot;&amp;[.A200]&amp;&quot;'+'&quot;&amp;[.A198]&amp;&quot;'+'&quot;&amp;[.A214]&amp;&quot;']&quot;" office:value-type="string" office:string-value="['241'+'239'+'255']">
            <text:p>['241'+'239'+'255']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Jamming</text:p>
          </table:table-cell>
          <table:table-cell table:number-columns-repeated="245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Ultra Logistics</text:p>
          </table:table-cell>
          <table:table-cell table:formula="oooc:=[.$L$1]*3" office:value-type="float" office:value="480">
            <text:p>480</text:p>
          </table:table-cell>
          <table:table-cell table:formula="oooc:=[.$L$1]*8" office:value-type="float" office:value="1280">
            <text:p>1280</text:p>
          </table:table-cell>
          <table:table-cell office:value-type="float" office:value="0">
            <text:p>0</text:p>
          </table:table-cell>
          <table:table-cell table:formula="oooc:=&quot;['&quot;&amp;[.A163]&amp;&quot;']&quot;" office:value-type="string" office:string-value="['204']">
            <text:p>['204']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tra Logistics</text:p>
          </table:table-cell>
          <table:table-cell table:number-columns-repeated="245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31">03/31/2007</text:date>, <text:time>23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lewisc</meta:initial-creator>
    <meta:creation-date>2006-01-03T12:54:44</meta:creation-date>
    <dc:creator>Chris Lewis</dc:creator>
    <dc:date>2007-03-31T23:25:53</dc:date>
    <meta:print-date>2006-10-30T13:44:24</meta:print-date>
    <dc:language>en-US</dc:language>
    <meta:editing-cycles>9</meta:editing-cycles>
    <meta:editing-duration>PT58M54S</meta:editing-duration>
    <meta:user-defined meta:name="Info 1"/>
    <meta:user-defined meta:name="Info 2"/>
    <meta:user-defined meta:name="Info 3"/>
    <meta:user-defined meta:name="Info 4"/>
    <meta:document-statistic meta:table-count="3" meta:cell-count="2565"/>
  </office:meta>
</office:document-meta>
</file>